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cc0000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1cm" svg:height="9.009cm" svg:x="26.015cm" svg:y="21.995cm">
            <draw:object draw:notify-on-update-of-ranges="Sheet1.A53:Sheet1.A58 Sheet1.B52:Sheet1.B52 Sheet1.B53:Sheet1.B58 Sheet1.A53:Sheet1.A58 Sheet1.C52:Sheet1.C52 Sheet1.C53:Sheet1.C58 Sheet1.A53:Sheet1.A58 Sheet1.D52:Sheet1.D52 Sheet1.D53:Sheet1.D58 Sheet1.A53:Sheet1.A58 Sheet1.E52:Sheet1.E52 Sheet1.E53:Sheet1.E58 Sheet1.A53:Sheet1.A58 Sheet1.F52:Sheet1.F52 Sheet1.F53:Sheet1.F58 Sheet1.A53:Sheet1.A58 Sheet1.G52:Sheet1.G52 Sheet1.G53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0.543cm" svg:y="36.8cm">
            <draw:object draw:notify-on-update-of-ranges="Sheet1.A76:Sheet1.A81 Sheet1.B75:Sheet1.B75 Sheet1.B76:Sheet1.B81 Sheet1.A76:Sheet1.A81 Sheet1.C75:Sheet1.C75 Sheet1.C76:Sheet1.C81 Sheet1.A76:Sheet1.A81 Sheet1.D75:Sheet1.D75 Sheet1.D76:Sheet1.D81 Sheet1.A76:Sheet1.A81 Sheet1.E75:Sheet1.E75 Sheet1.E76:Sheet1.E81 Sheet1.A76:Sheet1.A81 Sheet1.F75:Sheet1.F75 Sheet1.F76:Sheet1.F81 Sheet1.A76:Sheet1.A81 Sheet1.G75:Sheet1.G75 Sheet1.G76:Sheet1.G8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cm" svg:height="8.995cm" svg:x="42.074cm" svg:y="46.711cm">
            <draw:object draw:notify-on-update-of-ranges="Sheet1.A119:Sheet1.A124 Sheet1.B118:Sheet1.B118 Sheet1.B119:Sheet1.B124 Sheet1.A119:Sheet1.A124 Sheet1.C118:Sheet1.C118 Sheet1.C119:Sheet1.C124 Sheet1.A119:Sheet1.A124 Sheet1.D118:Sheet1.D118 Sheet1.D119:Sheet1.D124 Sheet1.A119:Sheet1.A124 Sheet1.E118:Sheet1.E118 Sheet1.E119:Sheet1.E124 Sheet1.A119:Sheet1.A124 Sheet1.F118:Sheet1.F118 Sheet1.F119:Sheet1.F124 Sheet1.A119:Sheet1.A124 Sheet1.G118:Sheet1.G118 Sheet1.G119:Sheet1.G1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1cm" svg:height="9.011cm" svg:x="26.231cm" svg:y="46.669cm">
            <draw:object draw:notify-on-update-of-ranges="Sheet1.A111:Sheet1.A116 Sheet1.B110:Sheet1.B110 Sheet1.B111:Sheet1.B116 Sheet1.A111:Sheet1.A116 Sheet1.C110:Sheet1.C110 Sheet1.C111:Sheet1.C116 Sheet1.A111:Sheet1.A116 Sheet1.D110:Sheet1.D110 Sheet1.D111:Sheet1.D116 Sheet1.A111:Sheet1.A116 Sheet1.E110:Sheet1.E110 Sheet1.E111:Sheet1.E116 Sheet1.A111:Sheet1.A116 Sheet1.F110:Sheet1.F110 Sheet1.F111:Sheet1.F116 Sheet1.A111:Sheet1.A116 Sheet1.G110:Sheet1.G110 Sheet1.G111:Sheet1.G1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cm" svg:height="9.025cm" svg:x="26.119cm" svg:y="56.803cm">
            <draw:object draw:notify-on-update-of-ranges="Sheet1.A134:Sheet1.A134 Sheet1.A135:Sheet1.A140 Sheet1.B134:Sheet1.B134 Sheet1.B135:Sheet1.B140 Sheet1.A134:Sheet1.A134 Sheet1.A135:Sheet1.A140 Sheet1.C134:Sheet1.C134 Sheet1.C135:Sheet1.C140 Sheet1.A134:Sheet1.A134 Sheet1.A135:Sheet1.A140 Sheet1.D134:Sheet1.D134 Sheet1.D135:Sheet1.D140 Sheet1.A134:Sheet1.A134 Sheet1.A135:Sheet1.A140 Sheet1.E134:Sheet1.E134 Sheet1.E135:Sheet1.E140 Sheet1.A134:Sheet1.A134 Sheet1.A135:Sheet1.A140 Sheet1.F134:Sheet1.F134 Sheet1.F135:Sheet1.F140 Sheet1.A134:Sheet1.A134 Sheet1.A135:Sheet1.A140 Sheet1.G134:Sheet1.G134 Sheet1.G135:Sheet1.G14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cm" svg:height="9.025cm" svg:x="41.975cm" svg:y="56.774cm">
            <draw:object draw:notify-on-update-of-ranges="Sheet1.A158:Sheet1.A158 Sheet1.A159:Sheet1.A164 Sheet1.B158:Sheet1.B158 Sheet1.B159:Sheet1.B164 Sheet1.A158:Sheet1.A158 Sheet1.A159:Sheet1.A164 Sheet1.C158:Sheet1.C158 Sheet1.C159:Sheet1.C164 Sheet1.A158:Sheet1.A158 Sheet1.A159:Sheet1.A164 Sheet1.D158:Sheet1.D158 Sheet1.D159:Sheet1.D164 Sheet1.A158:Sheet1.A158 Sheet1.A159:Sheet1.A164 Sheet1.E158:Sheet1.E158 Sheet1.E159:Sheet1.E164 Sheet1.A158:Sheet1.A158 Sheet1.A159:Sheet1.A164 Sheet1.F158:Sheet1.F158 Sheet1.F159:Sheet1.F164 Sheet1.A158:Sheet1.A158 Sheet1.A159:Sheet1.A164 Sheet1.G158:Sheet1.G158 Sheet1.G159:Sheet1.G16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Load resistance (k ohm)</text:p>
          </table:table-cell>
          <table:table-cell table:style-name="ce1" office:value-type="string">
            <text:p>Impact force (gf)</text:p>
          </table:table-cell>
          <table:table-cell table:style-name="ce1" office:value-type="string">
            <text:p>Peak voltage (V)</text:p>
          </table:table-cell>
          <table:table-cell table:style-name="ce1" office:value-type="string">
            <text:p>RMS voltage (mV)</text:p>
          </table:table-cell>
          <table:table-cell table:style-name="ce1" office:value-type="string">
            <text:p>Volt*seconds (Vs)</text:p>
          </table:table-cell>
          <table:table-cell table:style-name="ce1" office:value-type="string">
            <text:p>Voltage halving time (ms)</text:p>
          </table:table-cell>
          <table:table-cell/>
          <table:table-cell office:value-type="string">
            <text:p>Peak power (mW)</text:p>
          </table:table-cell>
          <table:table-cell office:value-type="string">
            <text:p>Charge transfer (uC)</text:p>
          </table:table-cell>
          <table:table-cell office:value-type="string">
            <text:p>Capacitance calculated from RC-time (nF)</text:p>
          </table:table-cell>
          <table:table-cell office:value-type="string">
            <text:p>Energy assuming 39nF capacitor (nJ)</text:p>
          </table:table-cell>
        </table:table-row>
        <table:table-row table:style-name="ro1">
          <table:table-cell office:value-type="string">
            <text:p>Open (infinity)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0.442">
            <text:p>0.44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50">
            <text:p>150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50">
            <text:p>250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8]*[.C8]/[.A8]" office:value-type="float" office:value="0.000163636363636364">
            <text:p>0.0001636364</text:p>
          </table:table-cell>
          <table:table-cell table:formula="of:=[.E8]/[.A8]" office:value-type="float" office:value="0.0000181818181818182">
            <text:p>1.81818181818182E-005</text:p>
          </table:table-cell>
          <table:table-cell table:formula="of:=[.F8]/[.A8]*1000" office:value-type="float" office:value="18.1818181818182">
            <text:p>18.1818181818</text:p>
          </table:table-cell>
          <table:table-cell table:formula="of:=[.C8]*[.C8]/2*39" office:value-type="float" office:value="1.755">
            <text:p>1.75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50">
            <text:p>150</text:p>
          </table:table-cell>
          <table:table-cell office:value-type="float" office:value="1.08">
            <text:p>1.08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9]*[.C9]/[.A9]" office:value-type="float" office:value="0.00212072727272727">
            <text:p>0.0021207273</text:p>
          </table:table-cell>
          <table:table-cell table:formula="of:=[.E9]/[.A9]" office:value-type="float" office:value="0.0000590909090909091">
            <text:p>5.90909090909091E-005</text:p>
          </table:table-cell>
          <table:table-cell table:formula="of:=[.F9]/[.A9]*1000" office:value-type="float" office:value="36.3636363636364">
            <text:p>36.3636363636</text:p>
          </table:table-cell>
          <table:table-cell table:formula="of:=[.C9]*[.C9]/2*39" office:value-type="float" office:value="22.7448">
            <text:p>22.744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65">
            <text:p>0.065</text:p>
          </table:table-cell>
          <table:table-cell office:value-type="float" office:value="25">
            <text:p>25</text:p>
          </table:table-cell>
          <table:table-cell/>
          <table:table-cell table:formula="of:=[.C10]*[.C10]/[.A10]" office:value-type="float" office:value="0.00727272727272727">
            <text:p>0.0072727273</text:p>
          </table:table-cell>
          <table:table-cell table:formula="of:=[.E10]/[.A10]" office:value-type="float" office:value="0.000118181818181818">
            <text:p>0.0001181818</text:p>
          </table:table-cell>
          <table:table-cell table:formula="of:=[.F10]/[.A10]*1000" office:value-type="float" office:value="45.4545454545455">
            <text:p>45.4545454545</text:p>
          </table:table-cell>
          <table:table-cell table:formula="of:=[.C10]*[.C10]/2*39" office:value-type="float" office:value="78">
            <text:p>7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30">
            <text:p>30</text:p>
          </table:table-cell>
          <table:table-cell/>
          <table:table-cell table:formula="of:=[.C11]*[.C11]/[.A11]" office:value-type="float" office:value="0.0744727272727273">
            <text:p>0.0744727273</text:p>
          </table:table-cell>
          <table:table-cell table:formula="of:=[.E11]/[.A11]" office:value-type="float" office:value="0.000418181818181818">
            <text:p>0.0004181818</text:p>
          </table:table-cell>
          <table:table-cell table:formula="of:=[.F11]/[.A11]*1000" office:value-type="float" office:value="54.5454545454545">
            <text:p>54.5454545455</text:p>
          </table:table-cell>
          <table:table-cell table:formula="of:=[.C11]*[.C11]/2*39" office:value-type="float" office:value="798.72">
            <text:p>798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6.71">
            <text:p>6.71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/>
          <table:table-cell table:formula="of:=[.C12]*[.C12]/[.A12]" office:value-type="float" office:value="0.336290909090909">
            <text:p>0.3362909091</text:p>
          </table:table-cell>
          <table:table-cell table:formula="of:=[.E12]/[.A12]" office:value-type="float" office:value="0.000363636363636364">
            <text:p>0.0003636364</text:p>
          </table:table-cell>
          <table:table-cell table:formula="of:=[.F12]/[.A12]*1000" office:value-type="float" office:value="54.5454545454545">
            <text:p>54.5454545455</text:p>
          </table:table-cell>
          <table:table-cell table:formula="of:=[.C12]*[.C12]/2*39" office:value-type="float" office:value="3606.72">
            <text:p>3606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/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/>
          <table:table-cell table:formula="of:=[.C13]*[.C13]/[.A13]" office:value-type="float" office:value="2.90909090909091">
            <text:p>2.9090909091</text:p>
          </table:table-cell>
          <table:table-cell table:formula="of:=[.E13]/[.A13]" office:value-type="float" office:value="0.00290909090909091">
            <text:p>0.0029090909</text:p>
          </table:table-cell>
          <table:table-cell table:formula="of:=[.F13]/[.A13]*1000" office:value-type="float" office:value="54.5454545454545">
            <text:p>54.5454545455</text:p>
          </table:table-cell>
          <table:table-cell table:formula="of:=[.C13]*[.C13]/2*39" office:value-type="float" office:value="31200">
            <text:p>312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092">
            <text:p>0.092</text:p>
          </table:table-cell>
          <table:table-cell office:value-type="float" office:value="0.015">
            <text:p>0.015</text:p>
          </table:table-cell>
          <table:table-cell office:value-type="float" office:value="15">
            <text:p>15</text:p>
          </table:table-cell>
          <table:table-cell/>
          <table:table-cell table:formula="of:=[.C14]*[.C14]/[.A14]" office:value-type="float" office:value="0.000338">
            <text:p>0.000338</text:p>
          </table:table-cell>
          <table:table-cell table:formula="of:=[.E14]/[.A14]" office:value-type="float" office:value="0.0000333333333333333">
            <text:p>3.33333333333333E-005</text:p>
          </table:table-cell>
          <table:table-cell table:formula="of:=[.F14]/[.A14]*1000" office:value-type="float" office:value="33.3333333333333">
            <text:p>33.3333333333</text:p>
          </table:table-cell>
          <table:table-cell table:formula="of:=[.C14]*[.C14]/2*39" office:value-type="float" office:value="2.96595">
            <text:p>2.96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50">
            <text:p>150</text:p>
          </table:table-cell>
          <table:table-cell office:value-type="float" office:value="1.15">
            <text:p>1.15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15]*[.C15]/[.A15]" office:value-type="float" office:value="0.00293888888888889">
            <text:p>0.0029388889</text:p>
          </table:table-cell>
          <table:table-cell table:formula="of:=[.E15]/[.A15]" office:value-type="float" office:value="0.0000722222222222222">
            <text:p>7.22222222222222E-005</text:p>
          </table:table-cell>
          <table:table-cell table:formula="of:=[.F15]/[.A15]*1000" office:value-type="float" office:value="44.4444444444444">
            <text:p>44.4444444444</text:p>
          </table:table-cell>
          <table:table-cell table:formula="of:=[.C15]*[.C15]/2*39" office:value-type="float" office:value="25.78875">
            <text:p>25.78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/>
          <table:table-cell table:formula="of:=[.C16]*[.C16]/[.A16]" office:value-type="float" office:value="0.00888888888888889">
            <text:p>0.0088888889</text:p>
          </table:table-cell>
          <table:table-cell table:formula="of:=[.E16]/[.A16]" office:value-type="float" office:value="0.000111111111111111">
            <text:p>0.0001111111</text:p>
          </table:table-cell>
          <table:table-cell table:formula="of:=[.F16]/[.A16]*1000" office:value-type="float" office:value="44.4444444444444">
            <text:p>44.4444444444</text:p>
          </table:table-cell>
          <table:table-cell table:formula="of:=[.C16]*[.C16]/2*39" office:value-type="float" office:value="78">
            <text:p>7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4.5">
            <text:p>4.5</text:p>
          </table:table-cell>
          <table:table-cell office:value-type="float" office:value="1.87">
            <text:p>1.87</text:p>
          </table:table-cell>
          <table:table-cell office:value-type="float" office:value="0.13">
            <text:p>0.13</text:p>
          </table:table-cell>
          <table:table-cell office:value-type="float" office:value="20">
            <text:p>20</text:p>
          </table:table-cell>
          <table:table-cell/>
          <table:table-cell table:formula="of:=[.C17]*[.C17]/[.A17]" office:value-type="float" office:value="0.045">
            <text:p>0.045</text:p>
          </table:table-cell>
          <table:table-cell table:formula="of:=[.E17]/[.A17]" office:value-type="float" office:value="0.000288888888888889">
            <text:p>0.0002888889</text:p>
          </table:table-cell>
          <table:table-cell table:formula="of:=[.F17]/[.A17]*1000" office:value-type="float" office:value="44.4444444444444">
            <text:p>44.4444444444</text:p>
          </table:table-cell>
          <table:table-cell table:formula="of:=[.C17]*[.C17]/2*39" office:value-type="float" office:value="394.875">
            <text:p>394.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3.7">
            <text:p>13.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20">
            <text:p>20</text:p>
          </table:table-cell>
          <table:table-cell/>
          <table:table-cell table:formula="of:=[.C18]*[.C18]/[.A18]" office:value-type="float" office:value="0.417088888888889">
            <text:p>0.4170888889</text:p>
          </table:table-cell>
          <table:table-cell table:formula="of:=[.E18]/[.A18]" office:value-type="float" office:value="0.0004">
            <text:p>0.0004</text:p>
          </table:table-cell>
          <table:table-cell table:formula="of:=[.F18]/[.A18]*1000" office:value-type="float" office:value="44.4444444444444">
            <text:p>44.4444444444</text:p>
          </table:table-cell>
          <table:table-cell table:formula="of:=[.C18]*[.C18]/2*39" office:value-type="float" office:value="3659.955">
            <text:p>3659.9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.2">
            <text:p>1.2</text:p>
          </table:table-cell>
          <table:table-cell office:value-type="float" office:value="20">
            <text:p>20</text:p>
          </table:table-cell>
          <table:table-cell/>
          <table:table-cell table:formula="of:=[.C19]*[.C19]/[.A19]" office:value-type="float" office:value="2.72222222222222">
            <text:p>2.7222222222</text:p>
          </table:table-cell>
          <table:table-cell table:formula="of:=[.E19]/[.A19]" office:value-type="float" office:value="0.00266666666666667">
            <text:p>0.0026666667</text:p>
          </table:table-cell>
          <table:table-cell table:formula="of:=[.F19]/[.A19]*1000" office:value-type="float" office:value="44.4444444444444">
            <text:p>44.4444444444</text:p>
          </table:table-cell>
          <table:table-cell table:formula="of:=[.C19]*[.C19]/2*39" office:value-type="float" office:value="23887.5">
            <text:p>23887.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1">
            <text:p>0.011</text:p>
          </table:table-cell>
          <table:table-cell office:value-type="float" office:value="15">
            <text:p>15</text:p>
          </table:table-cell>
          <table:table-cell/>
          <table:table-cell table:formula="of:=[.C20]*[.C20]/[.A20]" office:value-type="float" office:value="0.000257142857142857">
            <text:p>0.0002571429</text:p>
          </table:table-cell>
          <table:table-cell table:formula="of:=[.E20]/[.A20]" office:value-type="float" office:value="0.0000314285714285714">
            <text:p>3.14285714285714E-005</text:p>
          </table:table-cell>
          <table:table-cell table:formula="of:=[.F20]/[.A20]*1000" office:value-type="float" office:value="42.8571428571429">
            <text:p>42.8571428571</text:p>
          </table:table-cell>
          <table:table-cell table:formula="of:=[.C20]*[.C20]/2*39" office:value-type="float" office:value="1.755">
            <text:p>1.7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0.98">
            <text:p>0.98</text:p>
          </table:table-cell>
          <table:table-cell office:value-type="float" office:value="0.352">
            <text:p>0.352</text:p>
          </table:table-cell>
          <table:table-cell office:value-type="float" office:value="0.025">
            <text:p>0.025</text:p>
          </table:table-cell>
          <table:table-cell office:value-type="float" office:value="20">
            <text:p>20</text:p>
          </table:table-cell>
          <table:table-cell/>
          <table:table-cell table:formula="of:=[.C21]*[.C21]/[.A21]" office:value-type="float" office:value="0.002744">
            <text:p>0.002744</text:p>
          </table:table-cell>
          <table:table-cell table:formula="of:=[.E21]/[.A21]" office:value-type="float" office:value="0.0000714285714285714">
            <text:p>7.14285714285714E-005</text:p>
          </table:table-cell>
          <table:table-cell table:formula="of:=[.F21]/[.A21]*1000" office:value-type="float" office:value="57.1428571428571">
            <text:p>57.1428571429</text:p>
          </table:table-cell>
          <table:table-cell table:formula="of:=[.C21]*[.C21]/2*39" office:value-type="float" office:value="18.7278">
            <text:p>18.727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/>
          <table:table-cell table:formula="of:=[.C22]*[.C22]/[.A22]" office:value-type="float" office:value="0.00925714285714286">
            <text:p>0.0092571429</text:p>
          </table:table-cell>
          <table:table-cell table:formula="of:=[.E22]/[.A22]" office:value-type="float" office:value="0.000114285714285714">
            <text:p>0.0001142857</text:p>
          </table:table-cell>
          <table:table-cell table:formula="of:=[.F22]/[.A22]*1000" office:value-type="float" office:value="42.8571428571429">
            <text:p>42.8571428571</text:p>
          </table:table-cell>
          <table:table-cell table:formula="of:=[.C22]*[.C22]/2*39" office:value-type="float" office:value="63.18">
            <text:p>63.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4.3">
            <text:p>4.3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20">
            <text:p>20</text:p>
          </table:table-cell>
          <table:table-cell/>
          <table:table-cell table:formula="of:=[.C23]*[.C23]/[.A23]" office:value-type="float" office:value="0.0528285714285714">
            <text:p>0.0528285714</text:p>
          </table:table-cell>
          <table:table-cell table:formula="of:=[.E23]/[.A23]" office:value-type="float" office:value="0.000342857142857143">
            <text:p>0.0003428571</text:p>
          </table:table-cell>
          <table:table-cell table:formula="of:=[.F23]/[.A23]*1000" office:value-type="float" office:value="57.1428571428571">
            <text:p>57.1428571429</text:p>
          </table:table-cell>
          <table:table-cell table:formula="of:=[.C23]*[.C23]/2*39" office:value-type="float" office:value="360.555">
            <text:p>360.5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00">
            <text:p>1000</text:p>
          </table:table-cell>
          <table:table-cell office:value-type="float" office:value="11.6">
            <text:p>11.6</text:p>
          </table:table-cell>
          <table:table-cell office:value-type="float" office:value="3.87">
            <text:p>3.87</text:p>
          </table:table-cell>
          <table:table-cell office:value-type="float" office:value="0.14">
            <text:p>0.14</text:p>
          </table:table-cell>
          <table:table-cell office:value-type="float" office:value="20">
            <text:p>20</text:p>
          </table:table-cell>
          <table:table-cell/>
          <table:table-cell table:formula="of:=[.C24]*[.C24]/[.A24]" office:value-type="float" office:value="0.384457142857143">
            <text:p>0.3844571429</text:p>
          </table:table-cell>
          <table:table-cell table:formula="of:=[.E24]/[.A24]" office:value-type="float" office:value="0.0004">
            <text:p>0.0004</text:p>
          </table:table-cell>
          <table:table-cell table:formula="of:=[.F24]/[.A24]*1000" office:value-type="float" office:value="57.1428571428571">
            <text:p>57.1428571429</text:p>
          </table:table-cell>
          <table:table-cell table:formula="of:=[.C24]*[.C24]/2*39" office:value-type="float" office:value="2623.92">
            <text:p>2623.9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16.2">
            <text:p>16.2</text:p>
          </table:table-cell>
          <table:table-cell office:value-type="float" office:value="0.48">
            <text:p>0.48</text:p>
          </table:table-cell>
          <table:table-cell office:value-type="float" office:value="20">
            <text:p>20</text:p>
          </table:table-cell>
          <table:table-cell/>
          <table:table-cell table:formula="of:=[.C25]*[.C25]/[.A25]" office:value-type="float" office:value="2.74571428571429">
            <text:p>2.7457142857</text:p>
          </table:table-cell>
          <table:table-cell table:formula="of:=[.E25]/[.A25]" office:value-type="float" office:value="0.00137142857142857">
            <text:p>0.0013714286</text:p>
          </table:table-cell>
          <table:table-cell table:formula="of:=[.F25]/[.A25]*1000" office:value-type="float" office:value="57.1428571428571">
            <text:p>57.1428571429</text:p>
          </table:table-cell>
          <table:table-cell table:formula="of:=[.C25]*[.C25]/2*39" office:value-type="float" office:value="18739.5">
            <text:p>18739.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84">
            <text:p>0.08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26]*[.C26]/[.A26]" office:value-type="float" office:value="0.00036">
            <text:p>0.00036</text:p>
          </table:table-cell>
          <table:table-cell table:formula="of:=[.E26]/[.A26]" office:value-type="float" office:value="0.00004">
            <text:p>0.00004</text:p>
          </table:table-cell>
          <table:table-cell table:formula="of:=[.F26]/[.A26]*1000" office:value-type="float" office:value="40">
            <text:p>40</text:p>
          </table:table-cell>
          <table:table-cell table:formula="of:=[.C26]*[.C26]/2*39" office:value-type="float" office:value="1.755">
            <text:p>1.7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0.92">
            <text:p>0.92</text:p>
          </table:table-cell>
          <table:table-cell office:value-type="float" office:value="0.273">
            <text:p>0.273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/>
          <table:table-cell table:formula="of:=[.C27]*[.C27]/[.A27]" office:value-type="float" office:value="0.0033856">
            <text:p>0.0033856</text:p>
          </table:table-cell>
          <table:table-cell table:formula="of:=[.E27]/[.A27]" office:value-type="float" office:value="0.00008">
            <text:p>0.00008</text:p>
          </table:table-cell>
          <table:table-cell table:formula="of:=[.F27]/[.A27]*1000" office:value-type="float" office:value="40">
            <text:p>40</text:p>
          </table:table-cell>
          <table:table-cell table:formula="of:=[.C27]*[.C27]/2*39" office:value-type="float" office:value="16.5048">
            <text:p>16.5048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10">
            <text:p>10</text:p>
          </table:table-cell>
          <table:table-cell/>
          <table:table-cell table:formula="of:=[.C28]*[.C28]/[.A28]" office:value-type="float" office:value="0.01156">
            <text:p>0.01156</text:p>
          </table:table-cell>
          <table:table-cell table:formula="of:=[.E28]/[.A28]" office:value-type="float" office:value="0.00014">
            <text:p>0.00014</text:p>
          </table:table-cell>
          <table:table-cell table:formula="of:=[.F28]/[.A28]*1000" office:value-type="float" office:value="40">
            <text:p>40</text:p>
          </table:table-cell>
          <table:table-cell table:formula="of:=[.C28]*[.C28]/2*39" office:value-type="float" office:value="56.355">
            <text:p>56.3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4.1">
            <text:p>4.1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29]*[.C29]/[.A29]" office:value-type="float" office:value="0.06724">
            <text:p>0.06724</text:p>
          </table:table-cell>
          <table:table-cell table:formula="of:=[.E29]/[.A29]" office:value-type="float" office:value="0.0004">
            <text:p>0.0004</text:p>
          </table:table-cell>
          <table:table-cell table:formula="of:=[.F29]/[.A29]*1000" office:value-type="float" office:value="40">
            <text:p>40</text:p>
          </table:table-cell>
          <table:table-cell table:formula="of:=[.C29]*[.C29]/2*39" office:value-type="float" office:value="327.795">
            <text:p>327.7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office:value-type="float" office:value="8.6">
            <text:p>8.6</text:p>
          </table:table-cell>
          <table:table-cell office:value-type="float" office:value="2.23">
            <text:p>2.2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30]*[.C30]/[.A30]" office:value-type="float" office:value="0.29584">
            <text:p>0.29584</text:p>
          </table:table-cell>
          <table:table-cell table:formula="of:=[.E30]/[.A30]" office:value-type="float" office:value="0.0004">
            <text:p>0.0004</text:p>
          </table:table-cell>
          <table:table-cell table:formula="of:=[.F30]/[.A30]*1000" office:value-type="float" office:value="40">
            <text:p>40</text:p>
          </table:table-cell>
          <table:table-cell table:formula="of:=[.C30]*[.C30]/2*39" office:value-type="float" office:value="1442.22">
            <text:p>1442.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office:value-type="float" office:value="10.9">
            <text:p>10.9</text:p>
          </table:table-cell>
          <table:table-cell office:value-type="float" office:value="0.7">
            <text:p>0.7</text:p>
          </table:table-cell>
          <table:table-cell office:value-type="float" office:value="10">
            <text:p>10</text:p>
          </table:table-cell>
          <table:table-cell/>
          <table:table-cell table:formula="of:=[.C31]*[.C31]/[.A31]" office:value-type="float" office:value="3.136">
            <text:p>3.136</text:p>
          </table:table-cell>
          <table:table-cell table:formula="of:=[.E31]/[.A31]" office:value-type="float" office:value="0.0028">
            <text:p>0.0028</text:p>
          </table:table-cell>
          <table:table-cell table:formula="of:=[.F31]/[.A31]*1000" office:value-type="float" office:value="40">
            <text:p>40</text:p>
          </table:table-cell>
          <table:table-cell table:formula="of:=[.C31]*[.C31]/2*39" office:value-type="float" office:value="15288">
            <text:p>152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0.052">
            <text:p>0.052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2]*[.C32]/[.A32]" office:value-type="float" office:value="0.000266666666666667">
            <text:p>0.0002666667</text:p>
          </table:table-cell>
          <table:table-cell table:formula="of:=[.E32]/[.A32]" office:value-type="float" office:value="0.0000333333333333333">
            <text:p>3.33333333333333E-005</text:p>
          </table:table-cell>
          <table:table-cell table:formula="of:=[.F32]/[.A32]*1000" office:value-type="float" office:value="33.3333333333333">
            <text:p>33.3333333333</text:p>
          </table:table-cell>
          <table:table-cell table:formula="of:=[.C32]*[.C32]/2*39" office:value-type="float" office:value="0.78">
            <text:p>0.78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0.87">
            <text:p>0.87</text:p>
          </table:table-cell>
          <table:table-cell office:value-type="float" office:value="0.223">
            <text:p>0.223</text:p>
          </table:table-cell>
          <table:table-cell office:value-type="float" office:value="0.015">
            <text:p>0.015</text:p>
          </table:table-cell>
          <table:table-cell office:value-type="float" office:value="10">
            <text:p>10</text:p>
          </table:table-cell>
          <table:table-cell/>
          <table:table-cell table:formula="of:=[.C33]*[.C33]/[.A33]" office:value-type="float" office:value="0.005046">
            <text:p>0.005046</text:p>
          </table:table-cell>
          <table:table-cell table:formula="of:=[.E33]/[.A33]" office:value-type="float" office:value="0.0001">
            <text:p>0.0001</text:p>
          </table:table-cell>
          <table:table-cell table:formula="of:=[.F33]/[.A33]*1000" office:value-type="float" office:value="66.6666666666667">
            <text:p>66.6666666667</text:p>
          </table:table-cell>
          <table:table-cell table:formula="of:=[.C33]*[.C33]/2*39" office:value-type="float" office:value="14.75955">
            <text:p>14.759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.056">
            <text:p>0.056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/>
          <table:table-cell table:formula="of:=[.C34]*[.C34]/[.A34]" office:value-type="float" office:value="0.0192666666666667">
            <text:p>0.0192666667</text:p>
          </table:table-cell>
          <table:table-cell table:formula="of:=[.E34]/[.A34]" office:value-type="float" office:value="0.0002">
            <text:p>0.0002</text:p>
          </table:table-cell>
          <table:table-cell table:formula="of:=[.F34]/[.A34]*1000" office:value-type="float" office:value="66.6666666666667">
            <text:p>66.6666666667</text:p>
          </table:table-cell>
          <table:table-cell table:formula="of:=[.C34]*[.C34]/2*39" office:value-type="float" office:value="56.355">
            <text:p>56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3.3">
            <text:p>3.3</text:p>
          </table:table-cell>
          <table:table-cell office:value-type="float" office:value="1.05">
            <text:p>1.05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/>
          <table:table-cell table:formula="of:=[.C35]*[.C35]/[.A35]" office:value-type="float" office:value="0.0726">
            <text:p>0.0726</text:p>
          </table:table-cell>
          <table:table-cell table:formula="of:=[.E35]/[.A35]" office:value-type="float" office:value="0.0004">
            <text:p>0.0004</text:p>
          </table:table-cell>
          <table:table-cell table:formula="of:=[.F35]/[.A35]*1000" office:value-type="float" office:value="66.6666666666667">
            <text:p>66.6666666667</text:p>
          </table:table-cell>
          <table:table-cell table:formula="of:=[.C35]*[.C35]/2*39" office:value-type="float" office:value="212.355">
            <text:p>212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0">
            <text:p>1000</text:p>
          </table:table-cell>
          <table:table-cell office:value-type="float" office:value="5.8">
            <text:p>5.8</text:p>
          </table:table-cell>
          <table:table-cell office:value-type="float" office:value="1.12">
            <text:p>1.12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36]*[.C36]/[.A36]" office:value-type="float" office:value="0.224266666666667">
            <text:p>0.2242666667</text:p>
          </table:table-cell>
          <table:table-cell table:formula="of:=[.E36]/[.A36]" office:value-type="float" office:value="0.0005">
            <text:p>0.0005</text:p>
          </table:table-cell>
          <table:table-cell table:formula="of:=[.F36]/[.A36]*1000" office:value-type="float" office:value="33.3333333333333">
            <text:p>33.3333333333</text:p>
          </table:table-cell>
          <table:table-cell table:formula="of:=[.C36]*[.C36]/2*39" office:value-type="float" office:value="655.98">
            <text:p>655.9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/>
          <table:table-cell table:formula="of:=[.C37]*[.C37]/[.A37]" office:value-type="float" office:value="2.94">
            <text:p>2.94</text:p>
          </table:table-cell>
          <table:table-cell table:formula="of:=[.E37]/[.A37]" office:value-type="float" office:value="0.004">
            <text:p>0.004</text:p>
          </table:table-cell>
          <table:table-cell table:formula="of:=[.F37]/[.A37]*1000" office:value-type="float" office:value="66.6666666666667">
            <text:p>66.6666666667</text:p>
          </table:table-cell>
          <table:table-cell table:formula="of:=[.C37]*[.C37]/2*39" office:value-type="float" office:value="8599.5">
            <text:p>8599.5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float" office:value="2.5">
            <text:p>2.5</text:p>
          </table:table-cell>
          <table:table-cell/>
          <table:table-cell table:formula="of:=[.C38]*[.C38]/[.A38]" office:value-type="float" office:value="0.0002">
            <text:p>0.0002</text:p>
          </table:table-cell>
          <table:table-cell table:formula="of:=[.E38]/[.A38]" office:value-type="float" office:value="0.00004">
            <text:p>0.00004</text:p>
          </table:table-cell>
          <table:table-cell table:formula="of:=[.F38]/[.A38]*1000" office:value-type="float" office:value="50">
            <text:p>50</text:p>
          </table:table-cell>
          <table:table-cell table:formula="of:=[.C38]*[.C38]/2*39" office:value-type="float" office:value="0.195">
            <text:p>0.1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.5">
            <text:p>0.5</text:p>
          </table:table-cell>
          <table:table-cell office:value-type="float" office:value="0.096">
            <text:p>0.096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9]*[.C39]/[.A39]" office:value-type="float" office:value="0.005">
            <text:p>0.005</text:p>
          </table:table-cell>
          <table:table-cell table:formula="of:=[.E39]/[.A39]" office:value-type="float" office:value="0.0001">
            <text:p>0.0001</text:p>
          </table:table-cell>
          <table:table-cell table:formula="of:=[.F39]/[.A39]*1000" office:value-type="float" office:value="100">
            <text:p>100</text:p>
          </table:table-cell>
          <table:table-cell table:formula="of:=[.C39]*[.C39]/2*39" office:value-type="float" office:value="4.875">
            <text:p>4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5">
            <text:p>5</text:p>
          </table:table-cell>
          <table:table-cell/>
          <table:table-cell table:formula="of:=[.C40]*[.C40]/[.A40]" office:value-type="float" office:value="0.0392">
            <text:p>0.0392</text:p>
          </table:table-cell>
          <table:table-cell table:formula="of:=[.E40]/[.A40]" office:value-type="float" office:value="0.0005">
            <text:p>0.0005</text:p>
          </table:table-cell>
          <table:table-cell table:formula="of:=[.F40]/[.A40]*1000" office:value-type="float" office:value="100">
            <text:p>100</text:p>
          </table:table-cell>
          <table:table-cell table:formula="of:=[.C40]*[.C40]/2*39" office:value-type="float" office:value="38.22">
            <text:p>38.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.24">
            <text:p>1.24</text:p>
          </table:table-cell>
          <table:table-cell office:value-type="float" office:value="0.54">
            <text:p>0.5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table:formula="of:=[.C41]*[.C41]/[.A41]" office:value-type="float" office:value="0.030752">
            <text:p>0.030752</text:p>
          </table:table-cell>
          <table:table-cell table:formula="of:=[.E41]/[.A41]" office:value-type="float" office:value="0.001">
            <text:p>0.001</text:p>
          </table:table-cell>
          <table:table-cell table:formula="of:=[.F41]/[.A41]*1000" office:value-type="float" office:value="100">
            <text:p>100</text:p>
          </table:table-cell>
          <table:table-cell table:formula="of:=[.C41]*[.C41]/2*39" office:value-type="float" office:value="29.9832">
            <text:p>29.98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5.5">
            <text:p>5.5</text:p>
          </table:table-cell>
          <table:table-cell office:value-type="float" office:value="1.09">
            <text:p>1.09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42]*[.C42]/[.A42]" office:value-type="float" office:value="0.605">
            <text:p>0.605</text:p>
          </table:table-cell>
          <table:table-cell table:formula="of:=[.E42]/[.A42]" office:value-type="float" office:value="0.0015">
            <text:p>0.0015</text:p>
          </table:table-cell>
          <table:table-cell table:formula="of:=[.F42]/[.A42]*1000" office:value-type="float" office:value="100">
            <text:p>100</text:p>
          </table:table-cell>
          <table:table-cell table:formula="of:=[.C42]*[.C42]/2*39" office:value-type="float" office:value="589.875">
            <text:p>589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/>
          <table:table-cell table:formula="of:=[.C43]*[.C43]/[.A43]" office:value-type="float" office:value="3.92">
            <text:p>3.92</text:p>
          </table:table-cell>
          <table:table-cell table:formula="of:=[.E43]/[.A43]" office:value-type="float" office:value="0.006">
            <text:p>0.006</text:p>
          </table:table-cell>
          <table:table-cell table:formula="of:=[.F43]/[.A43]*1000" office:value-type="float" office:value="100">
            <text:p>100</text:p>
          </table:table-cell>
          <table:table-cell table:formula="of:=[.C43]*[.C43]/2*39" office:value-type="float" office:value="3822">
            <text:p>3822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C8]" office:value-type="float" office:value="0.3">
            <text:p>0.3</text:p>
          </table:table-cell>
          <table:table-cell table:formula="of:=[.C9]" office:value-type="float" office:value="1.08">
            <text:p>1.08</text:p>
          </table:table-cell>
          <table:table-cell office:value-type="float" office:value="4">
            <text:p>4</text:p>
          </table:table-cell>
          <table:table-cell table:formula="of:=[.C11]" office:value-type="float" office:value="6.4">
            <text:p>6.4</text:p>
          </table:table-cell>
          <table:table-cell table:formula="of:=[.C12]" office:value-type="float" office:value="13.6">
            <text:p>13.6</text:p>
          </table:table-cell>
          <table:table-cell table:formula="of:=[.C13]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C14]" office:value-type="float" office:value="0.39">
            <text:p>0.39</text:p>
          </table:table-cell>
          <table:table-cell table:formula="of:=[.C15]" office:value-type="float" office:value="1.15">
            <text:p>1.15</text:p>
          </table:table-cell>
          <table:table-cell table:formula="of:=[.C16]" office:value-type="float" office:value="2">
            <text:p>2</text:p>
          </table:table-cell>
          <table:table-cell table:formula="of:=[.C17]" office:value-type="float" office:value="4.5">
            <text:p>4.5</text:p>
          </table:table-cell>
          <table:table-cell table:formula="of:=[.C18]" office:value-type="float" office:value="13.7">
            <text:p>13.7</text:p>
          </table:table-cell>
          <table:table-cell table:formula="of:=[.C19]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C20]" office:value-type="float" office:value="0.3">
            <text:p>0.3</text:p>
          </table:table-cell>
          <table:table-cell table:formula="of:=[.C21]" office:value-type="float" office:value="0.98">
            <text:p>0.98</text:p>
          </table:table-cell>
          <table:table-cell table:formula="of:=[.C22]" office:value-type="float" office:value="1.8">
            <text:p>1.8</text:p>
          </table:table-cell>
          <table:table-cell table:formula="of:=[.C23]" office:value-type="float" office:value="4.3">
            <text:p>4.3</text:p>
          </table:table-cell>
          <table:table-cell table:formula="of:=[.C24]" office:value-type="float" office:value="11.6">
            <text:p>11.6</text:p>
          </table:table-cell>
          <table:table-cell table:formula="of:=[.C25]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C26]" office:value-type="float" office:value="0.3">
            <text:p>0.3</text:p>
          </table:table-cell>
          <table:table-cell table:formula="of:=[.C27]" office:value-type="float" office:value="0.92">
            <text:p>0.92</text:p>
          </table:table-cell>
          <table:table-cell table:formula="of:=[.C28]" office:value-type="float" office:value="1.7">
            <text:p>1.7</text:p>
          </table:table-cell>
          <table:table-cell table:formula="of:=[.C29]" office:value-type="float" office:value="4.1">
            <text:p>4.1</text:p>
          </table:table-cell>
          <table:table-cell table:formula="of:=[.C30]" office:value-type="float" office:value="8.6">
            <text:p>8.6</text:p>
          </table:table-cell>
          <table:table-cell table:formula="of:=[.C31]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C32]" office:value-type="float" office:value="0.2">
            <text:p>0.2</text:p>
          </table:table-cell>
          <table:table-cell table:formula="of:=[.C33]" office:value-type="float" office:value="0.87">
            <text:p>0.87</text:p>
          </table:table-cell>
          <table:table-cell table:formula="of:=[.C34]" office:value-type="float" office:value="1.7">
            <text:p>1.7</text:p>
          </table:table-cell>
          <table:table-cell table:formula="of:=[.C35]" office:value-type="float" office:value="3.3">
            <text:p>3.3</text:p>
          </table:table-cell>
          <table:table-cell table:formula="of:=[.C36]" office:value-type="float" office:value="5.8">
            <text:p>5.8</text:p>
          </table:table-cell>
          <table:table-cell table:formula="of:=[.C37]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C38]" office:value-type="float" office:value="0.1">
            <text:p>0.1</text:p>
          </table:table-cell>
          <table:table-cell table:formula="of:=[.C39]" office:value-type="float" office:value="0.5">
            <text:p>0.5</text:p>
          </table:table-cell>
          <table:table-cell table:formula="of:=[.C40]" office:value-type="float" office:value="1.4">
            <text:p>1.4</text:p>
          </table:table-cell>
          <table:table-cell table:formula="of:=[.C41]" office:value-type="float" office:value="1.24">
            <text:p>1.24</text:p>
          </table:table-cell>
          <table:table-cell table:formula="of:=[.C42]" office:value-type="float" office:value="5.5">
            <text:p>5.5</text:p>
          </table:table-cell>
          <table:table-cell table:formula="of:=[.C43]" office:value-type="float" office:value="14">
            <text:p>1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current (mA)</text:p>
          </table:table-cell>
          <table:table-cell table:formula="of:=[.B53]/[.A53]" office:value-type="float" office:value="0.000545454545454546">
            <text:p>0.0005454545</text:p>
          </table:table-cell>
          <table:table-cell table:formula="of:=[.C53]/[.A53]" office:value-type="float" office:value="0.00196363636363636">
            <text:p>0.0019636364</text:p>
          </table:table-cell>
          <table:table-cell table:formula="of:=[.D53]/[.A53]" office:value-type="float" office:value="0.00727272727272727">
            <text:p>0.0072727273</text:p>
          </table:table-cell>
          <table:table-cell table:formula="of:=[.E53]/[.A53]" office:value-type="float" office:value="0.0116363636363636">
            <text:p>0.0116363636</text:p>
          </table:table-cell>
          <table:table-cell table:formula="of:=[.F53]/[.A53]" office:value-type="float" office:value="0.0247272727272727">
            <text:p>0.0247272727</text:p>
          </table:table-cell>
          <table:table-cell table:formula="of:=[.G53]/[.A53]" office:value-type="float" office:value="0.0727272727272727">
            <text:p>0.0727272727</text:p>
          </table:table-cell>
          <table:table-cell table:number-columns-repeated="4"/>
        </table:table-row>
        <table:table-row table:style-name="ro1">
          <table:table-cell/>
          <table:table-cell table:formula="of:=[.B54]/[.A54]" office:value-type="float" office:value="0.000866666666666667">
            <text:p>0.0008666667</text:p>
          </table:table-cell>
          <table:table-cell table:formula="of:=[.C54]/[.A54]" office:value-type="float" office:value="0.00255555555555556">
            <text:p>0.0025555556</text:p>
          </table:table-cell>
          <table:table-cell table:formula="of:=[.D54]/[.A54]" office:value-type="float" office:value="0.00444444444444444">
            <text:p>0.0044444444</text:p>
          </table:table-cell>
          <table:table-cell table:formula="of:=[.E54]/[.A54]" office:value-type="float" office:value="0.01">
            <text:p>0.01</text:p>
          </table:table-cell>
          <table:table-cell table:formula="of:=[.F54]/[.A54]" office:value-type="float" office:value="0.0304444444444444">
            <text:p>0.0304444444</text:p>
          </table:table-cell>
          <table:table-cell table:formula="of:=[.G54]/[.A54]" office:value-type="float" office:value="0.0777777777777778">
            <text:p>0.0777777778</text:p>
          </table:table-cell>
          <table:table-cell table:number-columns-repeated="4"/>
        </table:table-row>
        <table:table-row table:style-name="ro1">
          <table:table-cell/>
          <table:table-cell table:formula="of:=[.B55]/[.A55]" office:value-type="float" office:value="0.000857142857142857">
            <text:p>0.0008571429</text:p>
          </table:table-cell>
          <table:table-cell table:formula="of:=[.C55]/[.A55]" office:value-type="float" office:value="0.0028">
            <text:p>0.0028</text:p>
          </table:table-cell>
          <table:table-cell table:formula="of:=[.D55]/[.A55]" office:value-type="float" office:value="0.00514285714285714">
            <text:p>0.0051428571</text:p>
          </table:table-cell>
          <table:table-cell table:formula="of:=[.E55]/[.A55]" office:value-type="float" office:value="0.0122857142857143">
            <text:p>0.0122857143</text:p>
          </table:table-cell>
          <table:table-cell table:formula="of:=[.F55]/[.A55]" office:value-type="float" office:value="0.0331428571428571">
            <text:p>0.0331428571</text:p>
          </table:table-cell>
          <table:table-cell table:formula="of:=[.G55]/[.A55]" office:value-type="float" office:value="0.0885714285714286">
            <text:p>0.0885714286</text:p>
          </table:table-cell>
          <table:table-cell table:number-columns-repeated="4"/>
        </table:table-row>
        <table:table-row table:style-name="ro1">
          <table:table-cell/>
          <table:table-cell table:formula="of:=[.B56]/[.A56]" office:value-type="float" office:value="0.0012">
            <text:p>0.0012</text:p>
          </table:table-cell>
          <table:table-cell table:formula="of:=[.C56]/[.A56]" office:value-type="float" office:value="0.00368">
            <text:p>0.00368</text:p>
          </table:table-cell>
          <table:table-cell table:formula="of:=[.D56]/[.A56]" office:value-type="float" office:value="0.0068">
            <text:p>0.0068</text:p>
          </table:table-cell>
          <table:table-cell table:formula="of:=[.E56]/[.A56]" office:value-type="float" office:value="0.0164">
            <text:p>0.0164</text:p>
          </table:table-cell>
          <table:table-cell table:formula="of:=[.F56]/[.A56]" office:value-type="float" office:value="0.0344">
            <text:p>0.0344</text:p>
          </table:table-cell>
          <table:table-cell table:formula="of:=[.G56]/[.A56]" office:value-type="float" office:value="0.112">
            <text:p>0.112</text:p>
          </table:table-cell>
          <table:table-cell table:number-columns-repeated="4"/>
        </table:table-row>
        <table:table-row table:style-name="ro1">
          <table:table-cell/>
          <table:table-cell table:formula="of:=[.B57]/[.A57]" office:value-type="float" office:value="0.00133333333333333">
            <text:p>0.0013333333</text:p>
          </table:table-cell>
          <table:table-cell table:formula="of:=[.C57]/[.A57]" office:value-type="float" office:value="0.0058">
            <text:p>0.0058</text:p>
          </table:table-cell>
          <table:table-cell table:formula="of:=[.D57]/[.A57]" office:value-type="float" office:value="0.0113333333333333">
            <text:p>0.0113333333</text:p>
          </table:table-cell>
          <table:table-cell table:formula="of:=[.E57]/[.A57]" office:value-type="float" office:value="0.022">
            <text:p>0.022</text:p>
          </table:table-cell>
          <table:table-cell table:formula="of:=[.F57]/[.A57]" office:value-type="float" office:value="0.0386666666666667">
            <text:p>0.0386666667</text:p>
          </table:table-cell>
          <table:table-cell table:formula="of:=[.G57]/[.A57]" office:value-type="float" office:value="0.14">
            <text:p>0.14</text:p>
          </table:table-cell>
          <table:table-cell table:number-columns-repeated="4"/>
        </table:table-row>
        <table:table-row table:style-name="ro1">
          <table:table-cell/>
          <table:table-cell table:formula="of:=[.B58]/[.A58]" office:value-type="float" office:value="0.002">
            <text:p>0.002</text:p>
          </table:table-cell>
          <table:table-cell table:formula="of:=[.C58]/[.A58]" office:value-type="float" office:value="0.01">
            <text:p>0.01</text:p>
          </table:table-cell>
          <table:table-cell table:formula="of:=[.D58]/[.A58]" office:value-type="float" office:value="0.028">
            <text:p>0.028</text:p>
          </table:table-cell>
          <table:table-cell table:formula="of:=[.E58]/[.A58]" office:value-type="float" office:value="0.0248">
            <text:p>0.0248</text:p>
          </table:table-cell>
          <table:table-cell table:formula="of:=[.F58]/[.A58]" office:value-type="float" office:value="0.11">
            <text:p>0.11</text:p>
          </table:table-cell>
          <table:table-cell table:formula="of:=[.G58]/[.A58]" office:value-type="float" office:value="0.28">
            <text:p>0.28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>
            <text:p>voltag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3">
            <text:p>3.3</text:p>
          </table:table-cell>
          <table:table-cell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13.7">
            <text:p>13.7</text:p>
          </table:table-cell>
          <table:table-cell office:value-type="float" office:value="11.6">
            <text:p>11.6</text:p>
          </table:table-cell>
          <table:table-cell office:value-type="float" office:value="8.6">
            <text:p>8.6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193847972">
            <text:p>219384797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B53]*[.B53]/[.A53]" office:value-type="float" office:value="0.000163636363636364">
            <text:p>0.0001636364</text:p>
          </table:table-cell>
          <table:table-cell table:formula="of:=[.C53]*[.C53]/[.A53]" office:value-type="float" office:value="0.00212072727272727">
            <text:p>0.0021207273</text:p>
          </table:table-cell>
          <table:table-cell table:formula="of:=[.D53]*[.D53]/[.A53]" office:value-type="float" office:value="0.0290909090909091">
            <text:p>0.0290909091</text:p>
          </table:table-cell>
          <table:table-cell table:formula="of:=[.E53]*[.E53]/[.A53]" office:value-type="float" office:value="0.0744727272727273">
            <text:p>0.0744727273</text:p>
          </table:table-cell>
          <table:table-cell table:formula="of:=[.F53]*[.F53]/[.A53]" office:value-type="float" office:value="0.336290909090909">
            <text:p>0.3362909091</text:p>
          </table:table-cell>
          <table:table-cell table:formula="of:=[.G53]*[.G53]/[.A53]" office:value-type="float" office:value="2.90909090909091">
            <text:p>2.9090909091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B54]*[.B54]/[.A54]" office:value-type="float" office:value="0.000338">
            <text:p>0.000338</text:p>
          </table:table-cell>
          <table:table-cell table:formula="of:=[.C54]*[.C54]/[.A54]" office:value-type="float" office:value="0.00293888888888889">
            <text:p>0.0029388889</text:p>
          </table:table-cell>
          <table:table-cell table:formula="of:=[.D54]*[.D54]/[.A54]" office:value-type="float" office:value="0.00888888888888889">
            <text:p>0.0088888889</text:p>
          </table:table-cell>
          <table:table-cell table:formula="of:=[.E54]*[.E54]/[.A54]" office:value-type="float" office:value="0.045">
            <text:p>0.045</text:p>
          </table:table-cell>
          <table:table-cell table:formula="of:=[.F54]*[.F54]/[.A54]" office:value-type="float" office:value="0.417088888888889">
            <text:p>0.4170888889</text:p>
          </table:table-cell>
          <table:table-cell table:formula="of:=[.G54]*[.G54]/[.A54]" office:value-type="float" office:value="2.72222222222222">
            <text:p>2.7222222222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B55]*[.B55]/[.A55]" office:value-type="float" office:value="0.000257142857142857">
            <text:p>0.0002571429</text:p>
          </table:table-cell>
          <table:table-cell table:formula="of:=[.C55]*[.C55]/[.A55]" office:value-type="float" office:value="0.002744">
            <text:p>0.002744</text:p>
          </table:table-cell>
          <table:table-cell table:formula="of:=[.D55]*[.D55]/[.A55]" office:value-type="float" office:value="0.00925714285714286">
            <text:p>0.0092571429</text:p>
          </table:table-cell>
          <table:table-cell table:formula="of:=[.E55]*[.E55]/[.A55]" office:value-type="float" office:value="0.0528285714285714">
            <text:p>0.0528285714</text:p>
          </table:table-cell>
          <table:table-cell table:formula="of:=[.F55]*[.F55]/[.A55]" office:value-type="float" office:value="0.384457142857143">
            <text:p>0.3844571429</text:p>
          </table:table-cell>
          <table:table-cell table:formula="of:=[.G55]*[.G55]/[.A55]" office:value-type="float" office:value="2.74571428571429">
            <text:p>2.745714285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B56]*[.B56]/[.A56]" office:value-type="float" office:value="0.00036">
            <text:p>0.00036</text:p>
          </table:table-cell>
          <table:table-cell table:formula="of:=[.C56]*[.C56]/[.A56]" office:value-type="float" office:value="0.0033856">
            <text:p>0.0033856</text:p>
          </table:table-cell>
          <table:table-cell table:formula="of:=[.D56]*[.D56]/[.A56]" office:value-type="float" office:value="0.01156">
            <text:p>0.01156</text:p>
          </table:table-cell>
          <table:table-cell table:formula="of:=[.E56]*[.E56]/[.A56]" office:value-type="float" office:value="0.06724">
            <text:p>0.06724</text:p>
          </table:table-cell>
          <table:table-cell table:formula="of:=[.F56]*[.F56]/[.A56]" office:value-type="float" office:value="0.29584">
            <text:p>0.29584</text:p>
          </table:table-cell>
          <table:table-cell table:formula="of:=[.G56]*[.G56]/[.A56]" office:value-type="float" office:value="3.136">
            <text:p>3.13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B57]*[.B57]/[.A57]" office:value-type="float" office:value="0.000266666666666667">
            <text:p>0.0002666667</text:p>
          </table:table-cell>
          <table:table-cell table:formula="of:=[.C57]*[.C57]/[.A57]" office:value-type="float" office:value="0.005046">
            <text:p>0.005046</text:p>
          </table:table-cell>
          <table:table-cell table:formula="of:=[.D57]*[.D57]/[.A57]" office:value-type="float" office:value="0.0192666666666667">
            <text:p>0.0192666667</text:p>
          </table:table-cell>
          <table:table-cell table:formula="of:=[.E57]*[.E57]/[.A57]" office:value-type="float" office:value="0.0726">
            <text:p>0.0726</text:p>
          </table:table-cell>
          <table:table-cell table:formula="of:=[.F57]*[.F57]/[.A57]" office:value-type="float" office:value="0.224266666666667">
            <text:p>0.2242666667</text:p>
          </table:table-cell>
          <table:table-cell table:formula="of:=[.G57]*[.G57]/[.A57]" office:value-type="float" office:value="2.94">
            <text:p>2.9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58]*[.B58]/[.A58]" office:value-type="float" office:value="0.0002">
            <text:p>0.0002</text:p>
          </table:table-cell>
          <table:table-cell table:formula="of:=[.C58]*[.C58]/[.A58]" office:value-type="float" office:value="0.005">
            <text:p>0.005</text:p>
          </table:table-cell>
          <table:table-cell table:formula="of:=[.D58]*[.D58]/[.A58]" office:value-type="float" office:value="0.0392">
            <text:p>0.0392</text:p>
          </table:table-cell>
          <table:table-cell table:formula="of:=[.E58]*[.E58]/[.A58]" office:value-type="float" office:value="0.030752">
            <text:p>0.030752</text:p>
          </table:table-cell>
          <table:table-cell table:formula="of:=[.F58]*[.F58]/[.A58]" office:value-type="float" office:value="0.605">
            <text:p>0.605</text:p>
          </table:table-cell>
          <table:table-cell table:formula="of:=[.G58]*[.G58]/[.A58]" office:value-type="float" office:value="3.92">
            <text:p>3.9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B111]*3/2*0.03" office:value-type="float" office:value="0.00000736363636363637">
            <text:p>7.36363636363637E-006</text:p>
          </table:table-cell>
          <table:table-cell table:formula="of:=[.C111]*3/2*0.03" office:value-type="float" office:value="0.0000954327272727273">
            <text:p>9.54327272727273E-005</text:p>
          </table:table-cell>
          <table:table-cell table:formula="of:=[.D111]*3/2*0.03" office:value-type="float" office:value="0.00130909090909091">
            <text:p>0.0013090909</text:p>
          </table:table-cell>
          <table:table-cell table:formula="of:=[.E111]*3/2*0.03" office:value-type="float" office:value="0.00335127272727273">
            <text:p>0.0033512727</text:p>
          </table:table-cell>
          <table:table-cell table:formula="of:=[.F111]*3/2*0.03" office:value-type="float" office:value="0.0151330909090909">
            <text:p>0.0151330909</text:p>
          </table:table-cell>
          <table:table-cell table:formula="of:=[.G111]*3/2*0.03" office:value-type="float" office:value="0.130909090909091">
            <text:p>0.130909090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B112]*3/2*0.025" office:value-type="float" office:value="0.000012675">
            <text:p>0.000012675</text:p>
          </table:table-cell>
          <table:table-cell table:formula="of:=[.C112]*3/2*0.025" office:value-type="float" office:value="0.000110208333333333">
            <text:p>0.0001102083</text:p>
          </table:table-cell>
          <table:table-cell table:formula="of:=[.D112]*3/2*0.025" office:value-type="float" office:value="0.000333333333333333">
            <text:p>0.0003333333</text:p>
          </table:table-cell>
          <table:table-cell table:formula="of:=[.E112]*3/2*0.025" office:value-type="float" office:value="0.0016875">
            <text:p>0.0016875</text:p>
          </table:table-cell>
          <table:table-cell table:formula="of:=[.F112]*3/2*0.025" office:value-type="float" office:value="0.0156408333333333">
            <text:p>0.0156408333</text:p>
          </table:table-cell>
          <table:table-cell table:formula="of:=[.G112]*3/2*0.025" office:value-type="float" office:value="0.102083333333333">
            <text:p>0.102083333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B113]*3/2*0.02" office:value-type="float" office:value="0.00000771428571428572">
            <text:p>7.71428571428572E-006</text:p>
          </table:table-cell>
          <table:table-cell table:formula="of:=[.C113]*3/2*0.02" office:value-type="float" office:value="0.00008232">
            <text:p>0.00008232</text:p>
          </table:table-cell>
          <table:table-cell table:formula="of:=[.D113]*3/2*0.02" office:value-type="float" office:value="0.000277714285714286">
            <text:p>0.0002777143</text:p>
          </table:table-cell>
          <table:table-cell table:formula="of:=[.E113]*3/2*0.02" office:value-type="float" office:value="0.00158485714285714">
            <text:p>0.0015848571</text:p>
          </table:table-cell>
          <table:table-cell table:formula="of:=[.F113]*3/2*0.02" office:value-type="float" office:value="0.0115337142857143">
            <text:p>0.0115337143</text:p>
          </table:table-cell>
          <table:table-cell table:formula="of:=[.G113]*3/2*0.02" office:value-type="float" office:value="0.0823714285714286">
            <text:p>0.082371428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B114]*3/2*0.015" office:value-type="float" office:value="0.0000081">
            <text:p>0.0000081</text:p>
          </table:table-cell>
          <table:table-cell table:formula="of:=[.C114]*3/2*0.015" office:value-type="float" office:value="0.000076176">
            <text:p>0.000076176</text:p>
          </table:table-cell>
          <table:table-cell table:formula="of:=[.D114]*3/2*0.015" office:value-type="float" office:value="0.0002601">
            <text:p>0.0002601</text:p>
          </table:table-cell>
          <table:table-cell table:formula="of:=[.E114]*3/2*0.015" office:value-type="float" office:value="0.0015129">
            <text:p>0.0015129</text:p>
          </table:table-cell>
          <table:table-cell table:formula="of:=[.F114]*3/2*0.015" office:value-type="float" office:value="0.0066564">
            <text:p>0.0066564</text:p>
          </table:table-cell>
          <table:table-cell table:formula="of:=[.G114]*3/2*0.015" office:value-type="float" office:value="0.07056">
            <text:p>0.0705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B115]*3/2*0.01" office:value-type="float" office:value="0.000004">
            <text:p>0.000004</text:p>
          </table:table-cell>
          <table:table-cell table:formula="of:=[.C115]*3/2*0.01" office:value-type="float" office:value="0.00007569">
            <text:p>0.00007569</text:p>
          </table:table-cell>
          <table:table-cell table:formula="of:=[.D115]*3/2*0.01" office:value-type="float" office:value="0.000289">
            <text:p>0.000289</text:p>
          </table:table-cell>
          <table:table-cell table:formula="of:=[.E115]*3/2*0.01" office:value-type="float" office:value="0.001089">
            <text:p>0.001089</text:p>
          </table:table-cell>
          <table:table-cell table:formula="of:=[.F115]*3/2*0.01" office:value-type="float" office:value="0.003364">
            <text:p>0.003364</text:p>
          </table:table-cell>
          <table:table-cell table:formula="of:=[.G115]*3/2*0.01" office:value-type="float" office:value="0.0441">
            <text:p>0.044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116]*3/2*0.005" office:value-type="float" office:value="0.0000015">
            <text:p>0.0000015</text:p>
          </table:table-cell>
          <table:table-cell table:formula="of:=[.C116]*3/2*0.005" office:value-type="float" office:value="0.0000375">
            <text:p>0.0000375</text:p>
          </table:table-cell>
          <table:table-cell table:formula="of:=[.D116]*3/2*0.005" office:value-type="float" office:value="0.000294">
            <text:p>0.000294</text:p>
          </table:table-cell>
          <table:table-cell table:formula="of:=[.E116]*3/2*0.005" office:value-type="float" office:value="0.00023064">
            <text:p>0.00023064</text:p>
          </table:table-cell>
          <table:table-cell table:formula="of:=[.F116]*3/2*0.005" office:value-type="float" office:value="0.0045375">
            <text:p>0.0045375</text:p>
          </table:table-cell>
          <table:table-cell table:formula="of:=[.G116]*3/2*0.005" office:value-type="float" office:value="0.0294">
            <text:p>0.0294</text:p>
          </table:table-cell>
          <table:table-cell table:number-columns-repeated="4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>
            <text:p>½-tim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F14]" office:value-type="float" office:value="15">
            <text:p>15</text:p>
          </table:table-cell>
          <table:table-cell table:formula="of:=[.F9]" office:value-type="float" office:value="20">
            <text:p>20</text:p>
          </table:table-cell>
          <table:table-cell table:formula="of:=[.F10]" office:value-type="float" office:value="25">
            <text:p>25</text:p>
          </table:table-cell>
          <table:table-cell table:formula="of:=[.F11]" office:value-type="float" office:value="30">
            <text:p>30</text:p>
          </table:table-cell>
          <table:table-cell table:formula="of:=[.F12]" office:value-type="float" office:value="30">
            <text:p>30</text:p>
          </table:table-cell>
          <table:table-cell table:formula="of:=[.F13]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F14]" office:value-type="float" office:value="15">
            <text:p>15</text:p>
          </table:table-cell>
          <table:table-cell table:formula="of:=[.F15]" office:value-type="float" office:value="20">
            <text:p>20</text:p>
          </table:table-cell>
          <table:table-cell table:formula="of:=[.F16]" office:value-type="float" office:value="20">
            <text:p>20</text:p>
          </table:table-cell>
          <table:table-cell table:formula="of:=[.F17]" office:value-type="float" office:value="20">
            <text:p>20</text:p>
          </table:table-cell>
          <table:table-cell table:formula="of:=[.F18]" office:value-type="float" office:value="20">
            <text:p>20</text:p>
          </table:table-cell>
          <table:table-cell table:formula="of:=[.F19]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F20]" office:value-type="float" office:value="15">
            <text:p>15</text:p>
          </table:table-cell>
          <table:table-cell table:formula="of:=[.F21]" office:value-type="float" office:value="20">
            <text:p>20</text:p>
          </table:table-cell>
          <table:table-cell table:formula="of:=[.F22]" office:value-type="float" office:value="15">
            <text:p>15</text:p>
          </table:table-cell>
          <table:table-cell table:formula="of:=[.F23]" office:value-type="float" office:value="20">
            <text:p>20</text:p>
          </table:table-cell>
          <table:table-cell table:formula="of:=[.F24]" office:value-type="float" office:value="20">
            <text:p>20</text:p>
          </table:table-cell>
          <table:table-cell table:formula="of:=[.F25]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F26]" office:value-type="float" office:value="10">
            <text:p>10</text:p>
          </table:table-cell>
          <table:table-cell table:formula="of:=[.F27]" office:value-type="float" office:value="10">
            <text:p>10</text:p>
          </table:table-cell>
          <table:table-cell table:formula="of:=[.F28]" office:value-type="float" office:value="10">
            <text:p>10</text:p>
          </table:table-cell>
          <table:table-cell table:formula="of:=[.F29]" office:value-type="float" office:value="10">
            <text:p>10</text:p>
          </table:table-cell>
          <table:table-cell table:formula="of:=[.F30]" office:value-type="float" office:value="10">
            <text:p>10</text:p>
          </table:table-cell>
          <table:table-cell table:formula="of:=[.F31]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F32]" office:value-type="float" office:value="5">
            <text:p>5</text:p>
          </table:table-cell>
          <table:table-cell table:formula="of:=[.F33]" office:value-type="float" office:value="10">
            <text:p>10</text:p>
          </table:table-cell>
          <table:table-cell table:formula="of:=[.F34]" office:value-type="float" office:value="10">
            <text:p>10</text:p>
          </table:table-cell>
          <table:table-cell table:formula="of:=[.F35]" office:value-type="float" office:value="10">
            <text:p>10</text:p>
          </table:table-cell>
          <table:table-cell table:formula="of:=[.F36]" office:value-type="float" office:value="5">
            <text:p>5</text:p>
          </table:table-cell>
          <table:table-cell table:formula="of:=[.F37]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F38]" office:value-type="float" office:value="2.5">
            <text:p>2.5</text:p>
          </table:table-cell>
          <table:table-cell table:formula="of:=[.F39]" office:value-type="float" office:value="5">
            <text:p>5</text:p>
          </table:table-cell>
          <table:table-cell table:formula="of:=[.F40]" office:value-type="float" office:value="5">
            <text:p>5</text:p>
          </table:table-cell>
          <table:table-cell table:formula="of:=[.F41]" office:value-type="float" office:value="5">
            <text:p>5</text:p>
          </table:table-cell>
          <table:table-cell table:formula="of:=[.F42]" office:value-type="float" office:value="5">
            <text:p>5</text:p>
          </table:table-cell>
          <table:table-cell table:formula="of:=[.F43]" office:value-type="float" office:value="5">
            <text:p>5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J14]" office:value-type="float" office:value="33.3333333333333">
            <text:p>33.3333333333</text:p>
          </table:table-cell>
          <table:table-cell table:formula="of:=[.J9]" office:value-type="float" office:value="36.3636363636364">
            <text:p>36.3636363636</text:p>
          </table:table-cell>
          <table:table-cell table:formula="of:=[.J10]" office:value-type="float" office:value="45.4545454545455">
            <text:p>45.4545454545</text:p>
          </table:table-cell>
          <table:table-cell table:formula="of:=[.J11]" office:value-type="float" office:value="54.5454545454545">
            <text:p>54.5454545455</text:p>
          </table:table-cell>
          <table:table-cell table:formula="of:=[.J12]" office:value-type="float" office:value="54.5454545454545">
            <text:p>54.5454545455</text:p>
          </table:table-cell>
          <table:table-cell table:formula="of:=[.J13]" office:value-type="float" office:value="54.5454545454545">
            <text:p>54.5454545455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J14]" office:value-type="float" office:value="33.3333333333333">
            <text:p>33.3333333333</text:p>
          </table:table-cell>
          <table:table-cell table:formula="of:=[.J15]" office:value-type="float" office:value="44.4444444444444">
            <text:p>44.4444444444</text:p>
          </table:table-cell>
          <table:table-cell table:formula="of:=[.J16]" office:value-type="float" office:value="44.4444444444444">
            <text:p>44.4444444444</text:p>
          </table:table-cell>
          <table:table-cell table:formula="of:=[.J17]" office:value-type="float" office:value="44.4444444444444">
            <text:p>44.4444444444</text:p>
          </table:table-cell>
          <table:table-cell table:formula="of:=[.J18]" office:value-type="float" office:value="44.4444444444444">
            <text:p>44.4444444444</text:p>
          </table:table-cell>
          <table:table-cell table:formula="of:=[.J19]" office:value-type="float" office:value="44.4444444444444">
            <text:p>44.4444444444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J20]" office:value-type="float" office:value="42.8571428571429">
            <text:p>42.8571428571</text:p>
          </table:table-cell>
          <table:table-cell table:formula="of:=[.J21]" office:value-type="float" office:value="57.1428571428571">
            <text:p>57.1428571429</text:p>
          </table:table-cell>
          <table:table-cell table:formula="of:=[.J22]" office:value-type="float" office:value="42.8571428571429">
            <text:p>42.8571428571</text:p>
          </table:table-cell>
          <table:table-cell table:formula="of:=[.J23]" office:value-type="float" office:value="57.1428571428571">
            <text:p>57.1428571429</text:p>
          </table:table-cell>
          <table:table-cell table:formula="of:=[.J24]" office:value-type="float" office:value="57.1428571428571">
            <text:p>57.1428571429</text:p>
          </table:table-cell>
          <table:table-cell table:formula="of:=[.J25]" office:value-type="float" office:value="57.1428571428571">
            <text:p>57.142857142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J26]" office:value-type="float" office:value="40">
            <text:p>40</text:p>
          </table:table-cell>
          <table:table-cell table:formula="of:=[.J27]" office:value-type="float" office:value="40">
            <text:p>40</text:p>
          </table:table-cell>
          <table:table-cell table:formula="of:=[.J28]" office:value-type="float" office:value="40">
            <text:p>40</text:p>
          </table:table-cell>
          <table:table-cell table:formula="of:=[.J29]" office:value-type="float" office:value="40">
            <text:p>40</text:p>
          </table:table-cell>
          <table:table-cell table:formula="of:=[.J30]" office:value-type="float" office:value="40">
            <text:p>40</text:p>
          </table:table-cell>
          <table:table-cell table:formula="of:=[.J31]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J32]" office:value-type="float" office:value="33.3333333333333">
            <text:p>33.3333333333</text:p>
          </table:table-cell>
          <table:table-cell table:formula="of:=[.J33]" office:value-type="float" office:value="66.6666666666667">
            <text:p>66.6666666667</text:p>
          </table:table-cell>
          <table:table-cell table:formula="of:=[.J34]" office:value-type="float" office:value="66.6666666666667">
            <text:p>66.6666666667</text:p>
          </table:table-cell>
          <table:table-cell table:formula="of:=[.J35]" office:value-type="float" office:value="66.6666666666667">
            <text:p>66.6666666667</text:p>
          </table:table-cell>
          <table:table-cell table:formula="of:=[.J36]" office:value-type="float" office:value="33.3333333333333">
            <text:p>33.3333333333</text:p>
          </table:table-cell>
          <table:table-cell table:formula="of:=[.J37]" office:value-type="float" office:value="66.6666666666667">
            <text:p>66.666666666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J38]" office:value-type="float" office:value="50">
            <text:p>50</text:p>
          </table:table-cell>
          <table:table-cell table:formula="of:=[.J39]" office:value-type="float" office:value="100">
            <text:p>100</text:p>
          </table:table-cell>
          <table:table-cell table:formula="of:=[.J40]" office:value-type="float" office:value="100">
            <text:p>100</text:p>
          </table:table-cell>
          <table:table-cell table:formula="of:=[.J41]" office:value-type="float" office:value="100">
            <text:p>100</text:p>
          </table:table-cell>
          <table:table-cell table:formula="of:=[.J42]" office:value-type="float" office:value="100">
            <text:p>100</text:p>
          </table:table-cell>
          <table:table-cell table:formula="of:=[.J43]" office:value-type="float" office:value="100">
            <text:p>100</text:p>
          </table:table-cell>
          <table:table-cell table:number-columns-repeated="4"/>
        </table:table-row>
      </table:table>
      <table:table table:name="Sheet2" table:style-name="ta1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8T19:39:45</meta:creation-date>
    <dc:date>2015-10-13T19:21:45</dc:date>
    <dc:creator>Otso Jousimaa</dc:creator>
    <meta:editing-duration>P2DT6H36M31S</meta:editing-duration>
    <meta:editing-cycles>7</meta:editing-cycles>
    <meta:generator>LibreOffice/3.5$Linux_X86_64 LibreOffice_project/350m1$Build-2</meta:generator>
    <meta:document-statistic meta:table-count="3" meta:cell-count="7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5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 chart:regression-type="powe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svg:stroke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title svg:x="4.383cm" svg:y="0.295cm" chart:style-name="ch2">
          <text:p>Peak voltage against load resistance</text:p>
        </chart:title>
        <chart:legend chart:legend-position="end" svg:x="11.149cm" svg:y="1.467cm" style:legend-expansion="high" chart:style-name="ch3"/>
        <chart:plot-area chart:style-name="ch4" table:cell-range-address="Sheet1.A53:Sheet1.G58 Sheet1.B52:Sheet1.G52" chart:data-source-has-labels="row" svg:x="1.331cm" svg:y="1.635cm" svg:width="9.178cm" svg:height="6.214cm">
          <chartooo:coordinate-region svg:x="1.952cm" svg:y="1.834cm" svg:width="8.277cm" svg:height="5.368cm"/>
          <chart:axis chart:dimension="x" chart:name="primary-x" chart:style-name="ch5">
            <chart:title svg:x="4.077cm" svg:y="8.029cm" chart:style-name="ch6">
              <text:p>Resistance (10^3 ohms)</text:p>
            </chart:title>
          </chart:axis>
          <chart:axis chart:dimension="y" chart:name="primary-y" chart:style-name="ch5">
            <chart:title svg:x="0.451cm" svg:y="6.202cm" chart:style-name="ch7">
              <text:p>Peak voltage (volts)</text:p>
            </chart:title>
            <chart:grid chart:style-name="ch8" chart:class="major"/>
          </chart:axis>
          <chart:series chart:style-name="ch9" chart:values-cell-range-address="Sheet1.B53:Sheet1.B58" chart:label-cell-address="Sheet1.B52:Sheet1.B52" chart:class="chart:scatter">
            <chart:domain table:cell-range-address="Sheet1.A53:Sheet1.A58"/>
            <chart:regression-curve chart:style-name="ch10"/>
            <chart:data-point chart:repeated="6"/>
          </chart:series>
          <chart:series chart:style-name="ch11" chart:values-cell-range-address="Sheet1.C53:Sheet1.C58" chart:label-cell-address="Sheet1.C52:Sheet1.C52" chart:class="chart:scatter">
            <chart:regression-curve chart:style-name="ch12"/>
            <chart:data-point chart:repeated="6"/>
          </chart:series>
          <chart:series chart:style-name="ch13" chart:values-cell-range-address="Sheet1.D53:Sheet1.D58" chart:label-cell-address="Sheet1.D52:Sheet1.D52" chart:class="chart:scatter">
            <chart:regression-curve chart:style-name="ch14"/>
            <chart:data-point chart:repeated="6"/>
          </chart:series>
          <chart:series chart:style-name="ch15" chart:values-cell-range-address="Sheet1.E53:Sheet1.E58" chart:label-cell-address="Sheet1.E52:Sheet1.E52" chart:class="chart:scatter">
            <chart:regression-curve chart:style-name="ch16"/>
            <chart:data-point chart:repeated="6"/>
          </chart:series>
          <chart:series chart:style-name="ch17" chart:values-cell-range-address="Sheet1.F53:Sheet1.F58" chart:label-cell-address="Sheet1.F52:Sheet1.F52" chart:class="chart:scatter">
            <chart:regression-curve chart:style-name="ch18"/>
            <chart:data-point chart:repeated="6"/>
          </chart:series>
          <chart:series chart:style-name="ch19" chart:values-cell-range-address="Sheet1.G53:Sheet1.G58" chart:label-cell-address="Sheet1.G52:Sheet1.G52" chart:class="chart:scatter">
            <chart:regression-curve chart:style-name="ch20"/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52:Sheet1.B52</svg:desc>
                </draw:g>
              </table:table-cell>
              <table:table-cell office:value-type="string">
                <text:p>100 gf Impact</text:p>
                <draw:g>
                  <svg:desc>Sheet1.C52:Sheet1.C52</svg:desc>
                </draw:g>
              </table:table-cell>
              <table:table-cell office:value-type="string">
                <text:p>250 gf Impact</text:p>
                <draw:g>
                  <svg:desc>Sheet1.D52:Sheet1.D52</svg:desc>
                </draw:g>
              </table:table-cell>
              <table:table-cell office:value-type="string">
                <text:p>500 gf Impact</text:p>
                <draw:g>
                  <svg:desc>Sheet1.E52:Sheet1.E52</svg:desc>
                </draw:g>
              </table:table-cell>
              <table:table-cell office:value-type="string">
                <text:p>1000 gf Impact</text:p>
                <draw:g>
                  <svg:desc>Sheet1.F52:Sheet1.F52</svg:desc>
                </draw:g>
              </table:table-cell>
              <table:table-cell office:value-type="string">
                <text:p>2000 gf Impact</text:p>
                <draw:g>
                  <svg:desc>Sheet1.G52:Sheet1.G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53:Sheet1.A58</svg:desc>
                </draw:g>
              </table:table-cell>
              <table:table-cell office:value-type="float" office:value="0.3">
                <text:p>0.3</text:p>
                <draw:g>
                  <svg:desc>Sheet1.B53:Sheet1.B58</svg:desc>
                </draw:g>
              </table:table-cell>
              <table:table-cell office:value-type="float" office:value="1.08">
                <text:p>1.08</text:p>
                <draw:g>
                  <svg:desc>Sheet1.C53:Sheet1.C58</svg:desc>
                </draw:g>
              </table:table-cell>
              <table:table-cell office:value-type="float" office:value="4">
                <text:p>4</text:p>
                <draw:g>
                  <svg:desc>Sheet1.D53:Sheet1.D58</svg:desc>
                </draw:g>
              </table:table-cell>
              <table:table-cell office:value-type="float" office:value="6.4">
                <text:p>6.4</text:p>
                <draw:g>
                  <svg:desc>Sheet1.E53:Sheet1.E58</svg:desc>
                </draw:g>
              </table:table-cell>
              <table:table-cell office:value-type="float" office:value="13.6">
                <text:p>13.6</text:p>
                <draw:g>
                  <svg:desc>Sheet1.F53:Sheet1.F58</svg:desc>
                </draw:g>
              </table:table-cell>
              <table:table-cell office:value-type="float" office:value="40">
                <text:p>40</text:p>
                <draw:g>
                  <svg:desc>Sheet1.G53:Sheet1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39">
                <text:p>0.39</text:p>
              </table:table-cell>
              <table:table-cell office:value-type="float" office:value="1.15">
                <text:p>1.1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3.7">
                <text:p>13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98">
                <text:p>0.98</text:p>
              </table:table-cell>
              <table:table-cell office:value-type="float" office:value="1.8">
                <text:p>1.8</text:p>
              </table:table-cell>
              <table:table-cell office:value-type="float" office:value="4.3">
                <text:p>4.3</text:p>
              </table:table-cell>
              <table:table-cell office:value-type="float" office:value="11.6">
                <text:p>11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  <table:table-cell office:value-type="float" office:value="1.7">
                <text:p>1.7</text:p>
              </table:table-cell>
              <table:table-cell office:value-type="float" office:value="4.1">
                <text:p>4.1</text:p>
              </table:table-cell>
              <table:table-cell office:value-type="float" office:value="8.6">
                <text:p>8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  <table:table-cell office:value-type="float" office:value="0.87">
                <text:p>0.87</text:p>
              </table:table-cell>
              <table:table-cell office:value-type="float" office:value="1.7">
                <text:p>1.7</text:p>
              </table:table-cell>
              <table:table-cell office:value-type="float" office:value="3.3">
                <text:p>3.3</text:p>
              </table:table-cell>
              <table:table-cell office:value-type="float" office:value="5.8">
                <text:p>5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1.24">
                <text:p>1.24</text:p>
              </table:table-cell>
              <table:table-cell office:value-type="float" office:value="5.5">
                <text:p>5.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2.956cm" style:legend-expansion="high" chart:style-name="ch2"/>
        <chart:plot-area chart:style-name="ch3" table:cell-range-address="Sheet1.A76:Sheet1.G81 Sheet1.B75:Sheet1.G75" chart:data-source-has-labels="row" svg:x="0.77cm" svg:y="0.855cm" svg:width="13.279cm" svg:height="7.545cm">
          <chartooo:coordinate-region svg:x="1.391cm" svg:y="1.054cm" svg:width="12.28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6:Sheet1.B81" chart:label-cell-address="Sheet1.B75:Sheet1.B75" chart:class="chart:scatter">
            <chart:domain table:cell-range-address="Sheet1.A76:Sheet1.A81"/>
            <chart:data-point chart:repeated="6"/>
          </chart:series>
          <chart:series chart:style-name="ch7" chart:values-cell-range-address="Sheet1.C76:Sheet1.C81" chart:label-cell-address="Sheet1.C75:Sheet1.C75" chart:class="chart:scatter">
            <chart:data-point chart:repeated="6"/>
          </chart:series>
          <chart:series chart:style-name="ch8" chart:values-cell-range-address="Sheet1.D76:Sheet1.D81" chart:label-cell-address="Sheet1.D75:Sheet1.D75" chart:class="chart:scatter">
            <chart:data-point chart:repeated="6"/>
          </chart:series>
          <chart:series chart:style-name="ch9" chart:values-cell-range-address="Sheet1.E76:Sheet1.E81" chart:label-cell-address="Sheet1.E75:Sheet1.E75" chart:class="chart:scatter">
            <chart:data-point chart:repeated="6"/>
          </chart:series>
          <chart:series chart:style-name="ch10" chart:values-cell-range-address="Sheet1.F76:Sheet1.F81" chart:label-cell-address="Sheet1.F75:Sheet1.F75" chart:class="chart:scatter">
            <chart:data-point chart:repeated="6"/>
          </chart:series>
          <chart:series chart:style-name="ch11" chart:values-cell-range-address="Sheet1.G76:Sheet1.G81" chart:label-cell-address="Sheet1.G75:Sheet1.G7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50</text:p>
                <draw:g>
                  <svg:desc>Sheet1.B75:Sheet1.B75</svg:desc>
                </draw:g>
              </table:table-cell>
              <table:table-cell office:value-type="string">
                <text:p>450</text:p>
                <draw:g>
                  <svg:desc>Sheet1.C75:Sheet1.C75</svg:desc>
                </draw:g>
              </table:table-cell>
              <table:table-cell office:value-type="string">
                <text:p>350</text:p>
                <draw:g>
                  <svg:desc>Sheet1.D75:Sheet1.D75</svg:desc>
                </draw:g>
              </table:table-cell>
              <table:table-cell office:value-type="string">
                <text:p>250</text:p>
                <draw:g>
                  <svg:desc>Sheet1.E75:Sheet1.E75</svg:desc>
                </draw:g>
              </table:table-cell>
              <table:table-cell office:value-type="string">
                <text:p>150</text:p>
                <draw:g>
                  <svg:desc>Sheet1.F75:Sheet1.F75</svg:desc>
                </draw:g>
              </table:table-cell>
              <table:table-cell office:value-type="string">
                <text:p>50</text:p>
                <draw:g>
                  <svg:desc>Sheet1.G75:Sheet1.G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76:Sheet1.A81</svg:desc>
                </draw:g>
              </table:table-cell>
              <table:table-cell office:value-type="float" office:value="0.3">
                <text:p>0.3</text:p>
                <draw:g>
                  <svg:desc>Sheet1.B76:Sheet1.B81</svg:desc>
                </draw:g>
              </table:table-cell>
              <table:table-cell office:value-type="float" office:value="0.39">
                <text:p>0.39</text:p>
                <draw:g>
                  <svg:desc>Sheet1.C76:Sheet1.C81</svg:desc>
                </draw:g>
              </table:table-cell>
              <table:table-cell office:value-type="float" office:value="0.3">
                <text:p>0.3</text:p>
                <draw:g>
                  <svg:desc>Sheet1.D76:Sheet1.D81</svg:desc>
                </draw:g>
              </table:table-cell>
              <table:table-cell office:value-type="float" office:value="0.3">
                <text:p>0.3</text:p>
                <draw:g>
                  <svg:desc>Sheet1.E76:Sheet1.E81</svg:desc>
                </draw:g>
              </table:table-cell>
              <table:table-cell office:value-type="float" office:value="0.2">
                <text:p>0.2</text:p>
                <draw:g>
                  <svg:desc>Sheet1.F76:Sheet1.F81</svg:desc>
                </draw:g>
              </table:table-cell>
              <table:table-cell office:value-type="float" office:value="0.1">
                <text:p>0.1</text:p>
                <draw:g>
                  <svg:desc>Sheet1.G76:Sheet1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4">
                <text:p>6.4</text:p>
              </table:table-cell>
              <table:table-cell office:value-type="float" office:value="4.5">
                <text:p>4.5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3">
                <text:p>3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.6">
                <text:p>13.6</text:p>
              </table:table-cell>
              <table:table-cell office:value-type="float" office:value="13.7">
                <text:p>13.7</text:p>
              </table:table-cell>
              <table:table-cell office:value-type="float" office:value="11.6">
                <text:p>11.6</text:p>
              </table:table-cell>
              <table:table-cell office:value-type="float" office:value="8.6">
                <text:p>8.6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8.996cm" xlink:href=".." xlink:type="simple" chart:class="chart:scatter" chart:style-name="ch1">
        <chart:title svg:x="4.274cm" svg:y="0.315cm" chart:style-name="ch2">
          <text:p>Output energy against load resistance</text:p>
        </chart:title>
        <chart:legend chart:legend-position="end" svg:x="12.987cm" svg:y="2.954cm" style:legend-expansion="high" chart:style-name="ch3"/>
        <chart:plot-area chart:style-name="ch4" table:cell-range-address="Sheet1.A119:Sheet1.G124 Sheet1.B118:Sheet1.G118" chart:data-source-has-labels="row" svg:x="1.33cm" svg:y="1.631cm" svg:width="11.019cm" svg:height="6.205cm">
          <chartooo:coordinate-region svg:x="2.242cm" svg:y="1.831cm" svg:width="9.827cm" svg:height="5.358cm"/>
          <chart:axis chart:dimension="x" chart:name="primary-x" chart:style-name="ch5">
            <chart:title svg:x="4.652cm" svg:y="8.015cm" chart:style-name="ch6">
              <text:p>Load resistance (10^3 ohms)</text:p>
            </chart:title>
          </chart:axis>
          <chart:axis chart:dimension="y" chart:name="primary-y" chart:style-name="ch5">
            <chart:title svg:x="0.451cm" svg:y="5.663cm" chart:style-name="ch7">
              <text:p>Energy (mJ)</text:p>
            </chart:title>
            <chart:grid chart:style-name="ch8" chart:class="major"/>
          </chart:axis>
          <chart:series chart:style-name="ch9" chart:values-cell-range-address="Sheet1.B119:Sheet1.B124" chart:label-cell-address="Sheet1.B118:Sheet1.B118" chart:class="chart:scatter">
            <chart:domain table:cell-range-address="Sheet1.A119:Sheet1.A124"/>
            <chart:data-point chart:repeated="6"/>
          </chart:series>
          <chart:series chart:style-name="ch10" chart:values-cell-range-address="Sheet1.C119:Sheet1.C124" chart:label-cell-address="Sheet1.C118:Sheet1.C118" chart:class="chart:scatter">
            <chart:data-point chart:repeated="6"/>
          </chart:series>
          <chart:series chart:style-name="ch11" chart:values-cell-range-address="Sheet1.D119:Sheet1.D124" chart:label-cell-address="Sheet1.D118:Sheet1.D118" chart:class="chart:scatter">
            <chart:data-point chart:repeated="6"/>
          </chart:series>
          <chart:series chart:style-name="ch12" chart:values-cell-range-address="Sheet1.E119:Sheet1.E124" chart:label-cell-address="Sheet1.E118:Sheet1.E118" chart:class="chart:scatter">
            <chart:data-point chart:repeated="6"/>
          </chart:series>
          <chart:series chart:style-name="ch13" chart:values-cell-range-address="Sheet1.F119:Sheet1.F124" chart:label-cell-address="Sheet1.F118:Sheet1.F118" chart:class="chart:scatter">
            <chart:data-point chart:repeated="6"/>
          </chart:series>
          <chart:series chart:style-name="ch14" chart:values-cell-range-address="Sheet1.G119:Sheet1.G124" chart:label-cell-address="Sheet1.G118:Sheet1.G118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18:Sheet1.B118</svg:desc>
                </draw:g>
              </table:table-cell>
              <table:table-cell office:value-type="string">
                <text:p>100 gf Impact</text:p>
                <draw:g>
                  <svg:desc>Sheet1.C118:Sheet1.C118</svg:desc>
                </draw:g>
              </table:table-cell>
              <table:table-cell office:value-type="string">
                <text:p>250 gf Impact</text:p>
                <draw:g>
                  <svg:desc>Sheet1.D118:Sheet1.D118</svg:desc>
                </draw:g>
              </table:table-cell>
              <table:table-cell office:value-type="string">
                <text:p>500 gf Impact</text:p>
                <draw:g>
                  <svg:desc>Sheet1.E118:Sheet1.E118</svg:desc>
                </draw:g>
              </table:table-cell>
              <table:table-cell office:value-type="string">
                <text:p>1000 gf Impact</text:p>
                <draw:g>
                  <svg:desc>Sheet1.F118:Sheet1.F118</svg:desc>
                </draw:g>
              </table:table-cell>
              <table:table-cell office:value-type="string">
                <text:p>2000 gf Impact</text:p>
                <draw:g>
                  <svg:desc>Sheet1.G118:Sheet1.G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19:Sheet1.A124</svg:desc>
                </draw:g>
              </table:table-cell>
              <table:table-cell office:value-type="float" office:value="0.00000736363636363637">
                <text:p>0.00000736363636363637</text:p>
                <draw:g>
                  <svg:desc>Sheet1.B119:Sheet1.B124</svg:desc>
                </draw:g>
              </table:table-cell>
              <table:table-cell office:value-type="float" office:value="0.0000954327272727273">
                <text:p>0.0000954327272727273</text:p>
                <draw:g>
                  <svg:desc>Sheet1.C119:Sheet1.C124</svg:desc>
                </draw:g>
              </table:table-cell>
              <table:table-cell office:value-type="float" office:value="0.00130909090909091">
                <text:p>0.00130909090909091</text:p>
                <draw:g>
                  <svg:desc>Sheet1.D119:Sheet1.D124</svg:desc>
                </draw:g>
              </table:table-cell>
              <table:table-cell office:value-type="float" office:value="0.00335127272727273">
                <text:p>0.00335127272727273</text:p>
                <draw:g>
                  <svg:desc>Sheet1.E119:Sheet1.E124</svg:desc>
                </draw:g>
              </table:table-cell>
              <table:table-cell office:value-type="float" office:value="0.0151330909090909">
                <text:p>0.0151330909090909</text:p>
                <draw:g>
                  <svg:desc>Sheet1.F119:Sheet1.F124</svg:desc>
                </draw:g>
              </table:table-cell>
              <table:table-cell office:value-type="float" office:value="0.130909090909091">
                <text:p>0.130909090909091</text:p>
                <draw:g>
                  <svg:desc>Sheet1.G119:Sheet1.G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110208333333333">
                <text:p>0.000110208333333333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016875">
                <text:p>0.0016875</text:p>
              </table:table-cell>
              <table:table-cell office:value-type="float" office:value="0.0156408333333333">
                <text:p>0.0156408333333333</text:p>
              </table:table-cell>
              <table:table-cell office:value-type="float" office:value="0.102083333333333">
                <text:p>0.1020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00000771428571428572">
                <text:p>0.00000771428571428572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000277714285714286">
                <text:p>0.000277714285714286</text:p>
              </table:table-cell>
              <table:table-cell office:value-type="float" office:value="0.00158485714285714">
                <text:p>0.00158485714285714</text:p>
              </table:table-cell>
              <table:table-cell office:value-type="float" office:value="0.0115337142857143">
                <text:p>0.0115337142857143</text:p>
              </table:table-cell>
              <table:table-cell office:value-type="float" office:value="0.0823714285714286">
                <text:p>0.0823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76176">
                <text:p>0.000076176</text:p>
              </table:table-cell>
              <table:table-cell office:value-type="float" office:value="0.0002601">
                <text:p>0.0002601</text:p>
              </table:table-cell>
              <table:table-cell office:value-type="float" office:value="0.0015129">
                <text:p>0.0015129</text:p>
              </table:table-cell>
              <table:table-cell office:value-type="float" office:value="0.0066564">
                <text:p>0.0066564</text:p>
              </table:table-cell>
              <table:table-cell office:value-type="float" office:value="0.07056">
                <text:p>0.0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7569">
                <text:p>0.00007569</text:p>
              </table:table-cell>
              <table:table-cell office:value-type="float" office:value="0.000289">
                <text:p>0.000289</text:p>
              </table:table-cell>
              <table:table-cell office:value-type="float" office:value="0.001089">
                <text:p>0.001089</text:p>
              </table:table-cell>
              <table:table-cell office:value-type="float" office:value="0.003364">
                <text:p>0.003364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0015">
                <text:p>0.0000015</text:p>
              </table:table-cell>
              <table:table-cell office:value-type="float" office:value="0.0000375">
                <text:p>0.0000375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23064">
                <text:p>0.00023064</text:p>
              </table:table-cell>
              <table:table-cell office:value-type="float" office:value="0.0045375">
                <text:p>0.0045375</text:p>
              </table:table-cell>
              <table:table-cell office:value-type="float" office:value="0.0294">
                <text:p>0.0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2cm" svg:height="9.012cm" xlink:href=".." xlink:type="simple" chart:class="chart:scatter" chart:style-name="ch1">
        <chart:title svg:x="4.495cm" svg:y="0.316cm" chart:style-name="ch2">
          <text:p>Peak power against load resistance</text:p>
        </chart:title>
        <chart:legend chart:legend-position="end" svg:x="12.978cm" svg:y="2.962cm" style:legend-expansion="high" chart:style-name="ch3"/>
        <chart:plot-area chart:style-name="ch4" table:cell-range-address="Sheet1.A111:Sheet1.G116 Sheet1.B110:Sheet1.G110" chart:data-source-has-labels="row" svg:x="1.431cm" svg:y="1.568cm" svg:width="11.009cm" svg:height="6.215cm">
          <chartooo:coordinate-region svg:x="2.158cm" svg:y="1.767cm" svg:width="10.002cm" svg:height="5.369cm"/>
          <chart:axis chart:dimension="x" chart:name="primary-x" chart:style-name="ch5"/>
          <chart:axis chart:dimension="x" chart:name="secondary-x" chart:style-name="ch6">
            <chart:title svg:x="5.38cm" svg:y="7.898cm" chart:style-name="ch7">
              <text:p>Load resistance (10^3 ohms)</text:p>
            </chart:title>
          </chart:axis>
          <chart:axis chart:dimension="y" chart:name="primary-y" chart:style-name="ch5">
            <chart:title svg:x="0.552cm" svg:y="5.632cm" chart:style-name="ch8">
              <text:p>Power (mW)</text:p>
            </chart:title>
            <chart:grid chart:style-name="ch9" chart:class="major"/>
          </chart:axis>
          <chart:series chart:style-name="ch10" chart:values-cell-range-address="Sheet1.B111:Sheet1.B116" chart:label-cell-address="Sheet1.B110:Sheet1.B110" chart:class="chart:scatter">
            <chart:domain table:cell-range-address="Sheet1.A111:Sheet1.A116"/>
            <chart:data-point chart:repeated="6"/>
          </chart:series>
          <chart:series chart:style-name="ch11" chart:values-cell-range-address="Sheet1.C111:Sheet1.C116" chart:label-cell-address="Sheet1.C110:Sheet1.C110" chart:class="chart:scatter">
            <chart:data-point chart:repeated="6"/>
          </chart:series>
          <chart:series chart:style-name="ch12" chart:values-cell-range-address="Sheet1.D111:Sheet1.D116" chart:label-cell-address="Sheet1.D110:Sheet1.D110" chart:class="chart:scatter">
            <chart:data-point chart:repeated="6"/>
          </chart:series>
          <chart:series chart:style-name="ch13" chart:values-cell-range-address="Sheet1.E111:Sheet1.E116" chart:label-cell-address="Sheet1.E110:Sheet1.E110" chart:class="chart:scatter">
            <chart:data-point chart:repeated="6"/>
          </chart:series>
          <chart:series chart:style-name="ch14" chart:values-cell-range-address="Sheet1.F111:Sheet1.F116" chart:label-cell-address="Sheet1.F110:Sheet1.F110" chart:class="chart:scatter">
            <chart:data-point chart:repeated="6"/>
          </chart:series>
          <chart:series chart:style-name="ch15" chart:values-cell-range-address="Sheet1.G111:Sheet1.G116" chart:label-cell-address="Sheet1.G110:Sheet1.G110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10:Sheet1.B110</svg:desc>
                </draw:g>
              </table:table-cell>
              <table:table-cell office:value-type="string">
                <text:p>100 gf Impact</text:p>
                <draw:g>
                  <svg:desc>Sheet1.C110:Sheet1.C110</svg:desc>
                </draw:g>
              </table:table-cell>
              <table:table-cell office:value-type="string">
                <text:p>250 gf Impact</text:p>
                <draw:g>
                  <svg:desc>Sheet1.D110:Sheet1.D110</svg:desc>
                </draw:g>
              </table:table-cell>
              <table:table-cell office:value-type="string">
                <text:p>500 gf Impact</text:p>
                <draw:g>
                  <svg:desc>Sheet1.E110:Sheet1.E110</svg:desc>
                </draw:g>
              </table:table-cell>
              <table:table-cell office:value-type="string">
                <text:p>1000 gf Impact</text:p>
                <draw:g>
                  <svg:desc>Sheet1.F110:Sheet1.F110</svg:desc>
                </draw:g>
              </table:table-cell>
              <table:table-cell office:value-type="string">
                <text:p>2000 gf Impact</text:p>
                <draw:g>
                  <svg:desc>Sheet1.G110:Sheet1.G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11:Sheet1.A116</svg:desc>
                </draw:g>
              </table:table-cell>
              <table:table-cell office:value-type="float" office:value="0.000163636363636364">
                <text:p>0.000163636363636364</text:p>
                <draw:g>
                  <svg:desc>Sheet1.B111:Sheet1.B116</svg:desc>
                </draw:g>
              </table:table-cell>
              <table:table-cell office:value-type="float" office:value="0.00212072727272727">
                <text:p>0.00212072727272727</text:p>
                <draw:g>
                  <svg:desc>Sheet1.C111:Sheet1.C116</svg:desc>
                </draw:g>
              </table:table-cell>
              <table:table-cell office:value-type="float" office:value="0.0290909090909091">
                <text:p>0.0290909090909091</text:p>
                <draw:g>
                  <svg:desc>Sheet1.D111:Sheet1.D116</svg:desc>
                </draw:g>
              </table:table-cell>
              <table:table-cell office:value-type="float" office:value="0.0744727272727273">
                <text:p>0.0744727272727273</text:p>
                <draw:g>
                  <svg:desc>Sheet1.E111:Sheet1.E116</svg:desc>
                </draw:g>
              </table:table-cell>
              <table:table-cell office:value-type="float" office:value="0.336290909090909">
                <text:p>0.336290909090909</text:p>
                <draw:g>
                  <svg:desc>Sheet1.F111:Sheet1.F116</svg:desc>
                </draw:g>
              </table:table-cell>
              <table:table-cell office:value-type="float" office:value="2.90909090909091">
                <text:p>2.90909090909091</text:p>
                <draw:g>
                  <svg:desc>Sheet1.G111:Sheet1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000338">
                <text:p>0.000338</text:p>
              </table:table-cell>
              <table:table-cell office:value-type="float" office:value="0.00293888888888889">
                <text:p>0.00293888888888889</text:p>
              </table:table-cell>
              <table:table-cell office:value-type="float" office:value="0.00888888888888889">
                <text:p>0.00888888888888889</text:p>
              </table:table-cell>
              <table:table-cell office:value-type="float" office:value="0.045">
                <text:p>0.045</text:p>
              </table:table-cell>
              <table:table-cell office:value-type="float" office:value="0.417088888888889">
                <text:p>0.4170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000257142857142857">
                <text:p>0.000257142857142857</text:p>
              </table:table-cell>
              <table:table-cell office:value-type="float" office:value="0.002744">
                <text:p>0.002744</text:p>
              </table:table-cell>
              <table:table-cell office:value-type="float" office:value="0.00925714285714286">
                <text:p>0.00925714285714286</text:p>
              </table:table-cell>
              <table:table-cell office:value-type="float" office:value="0.0528285714285714">
                <text:p>0.0528285714285714</text:p>
              </table:table-cell>
              <table:table-cell office:value-type="float" office:value="0.384457142857143">
                <text:p>0.384457142857143</text:p>
              </table:table-cell>
              <table:table-cell office:value-type="float" office:value="2.74571428571429">
                <text:p>2.74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36">
                <text:p>0.00036</text:p>
              </table:table-cell>
              <table:table-cell office:value-type="float" office:value="0.0033856">
                <text:p>0.0033856</text:p>
              </table:table-cell>
              <table:table-cell office:value-type="float" office:value="0.01156">
                <text:p>0.01156</text:p>
              </table:table-cell>
              <table:table-cell office:value-type="float" office:value="0.06724">
                <text:p>0.06724</text:p>
              </table:table-cell>
              <table:table-cell office:value-type="float" office:value="0.29584">
                <text:p>0.29584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00266666666666667">
                <text:p>0.000266666666666667</text:p>
              </table:table-cell>
              <table:table-cell office:value-type="float" office:value="0.005046">
                <text:p>0.005046</text:p>
              </table:table-cell>
              <table:table-cell office:value-type="float" office:value="0.0192666666666667">
                <text:p>0.0192666666666667</text:p>
              </table:table-cell>
              <table:table-cell office:value-type="float" office:value="0.0726">
                <text:p>0.0726</text:p>
              </table:table-cell>
              <table:table-cell office:value-type="float" office:value="0.224266666666667">
                <text:p>0.22426666666666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2">
                <text:p>0.0002</text:p>
              </table:table-cell>
              <table:table-cell office:value-type="float" office:value="0.005">
                <text:p>0.005</text:p>
              </table:table-cell>
              <table:table-cell office:value-type="float" office:value="0.0392">
                <text:p>0.0392</text:p>
              </table:table-cell>
              <table:table-cell office:value-type="float" office:value="0.030752">
                <text:p>0.030752</text:p>
              </table:table-cell>
              <table:table-cell office:value-type="float" office:value="0.605">
                <text:p>0.605</text:p>
              </table:table-cell>
              <table:table-cell office:value-type="float" office:value="3.92">
                <text:p>3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1cm" svg:height="9.026cm" xlink:href=".." xlink:type="simple" chart:class="chart:scatter" chart:style-name="ch1">
        <chart:title svg:x="6.007cm" svg:y="0.316cm" chart:style-name="ch2">
          <text:p>Voltage halving time</text:p>
        </chart:title>
        <chart:legend chart:legend-position="end" svg:x="12.987cm" svg:y="2.969cm" style:legend-expansion="high" chart:style-name="ch3"/>
        <chart:plot-area chart:style-name="ch4" table:cell-range-address="Sheet1.A134:Sheet1.G140" chart:data-source-has-labels="row" svg:x="1.538cm" svg:y="1.57cm" svg:width="10.908cm" svg:height="6.223cm">
          <chartooo:coordinate-region svg:x="2.159cm" svg:y="1.769cm" svg:width="10.007cm" svg:height="5.377cm"/>
          <chart:axis chart:dimension="x" chart:name="primary-x" chart:style-name="ch5"/>
          <chart:axis chart:dimension="x" chart:name="secondary-x" chart:style-name="ch6">
            <chart:title svg:x="5.384cm" svg:y="7.91cm" chart:style-name="ch7">
              <text:p>Load resistance (10^3 ohms)</text:p>
            </chart:title>
          </chart:axis>
          <chart:axis chart:dimension="y" chart:name="primary-y" chart:style-name="ch5">
            <chart:title svg:x="0.659cm" svg:y="5.492cm" chart:style-name="ch8">
              <text:p>Time (ms)</text:p>
            </chart:title>
            <chart:grid chart:style-name="ch9" chart:class="major"/>
          </chart:axis>
          <chart:series chart:style-name="ch10" chart:values-cell-range-address="Sheet1.B135:Sheet1.B140" chart:label-cell-address="Sheet1.B134:Sheet1.B134" chart:class="chart:scatter">
            <chart:domain table:cell-range-address="Sheet1.A135:Sheet1.A140"/>
            <chart:data-point chart:repeated="6"/>
          </chart:series>
          <chart:series chart:style-name="ch11" chart:values-cell-range-address="Sheet1.C135:Sheet1.C140" chart:label-cell-address="Sheet1.C134:Sheet1.C134" chart:class="chart:scatter">
            <chart:data-point chart:repeated="6"/>
          </chart:series>
          <chart:series chart:style-name="ch12" chart:values-cell-range-address="Sheet1.D135:Sheet1.D140" chart:label-cell-address="Sheet1.D134:Sheet1.D134" chart:class="chart:scatter">
            <chart:data-point chart:repeated="6"/>
          </chart:series>
          <chart:series chart:style-name="ch13" chart:values-cell-range-address="Sheet1.E135:Sheet1.E140" chart:label-cell-address="Sheet1.E134:Sheet1.E134" chart:class="chart:scatter">
            <chart:data-point chart:repeated="6"/>
          </chart:series>
          <chart:series chart:style-name="ch14" chart:values-cell-range-address="Sheet1.F135:Sheet1.F140" chart:label-cell-address="Sheet1.F134:Sheet1.F134" chart:class="chart:scatter">
            <chart:data-point chart:repeated="6"/>
          </chart:series>
          <chart:series chart:style-name="ch15" chart:values-cell-range-address="Sheet1.G135:Sheet1.G140" chart:label-cell-address="Sheet1.G134:Sheet1.G134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34:Sheet1.B134</svg:desc>
                </draw:g>
              </table:table-cell>
              <table:table-cell office:value-type="string">
                <text:p>100 gf Impact</text:p>
                <draw:g>
                  <svg:desc>Sheet1.C134:Sheet1.C134</svg:desc>
                </draw:g>
              </table:table-cell>
              <table:table-cell office:value-type="string">
                <text:p>250 gf Impact</text:p>
                <draw:g>
                  <svg:desc>Sheet1.D134:Sheet1.D134</svg:desc>
                </draw:g>
              </table:table-cell>
              <table:table-cell office:value-type="string">
                <text:p>500 gf Impact</text:p>
                <draw:g>
                  <svg:desc>Sheet1.E134:Sheet1.E134</svg:desc>
                </draw:g>
              </table:table-cell>
              <table:table-cell office:value-type="string">
                <text:p>1000 gf Impact</text:p>
                <draw:g>
                  <svg:desc>Sheet1.F134:Sheet1.F134</svg:desc>
                </draw:g>
              </table:table-cell>
              <table:table-cell office:value-type="string">
                <text:p>2000 gf Impact</text:p>
                <draw:g>
                  <svg:desc>Sheet1.G134:Sheet1.G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35:Sheet1.A140</svg:desc>
                </draw:g>
              </table:table-cell>
              <table:table-cell office:value-type="float" office:value="15">
                <text:p>15</text:p>
                <draw:g>
                  <svg:desc>Sheet1.B135:Sheet1.B140</svg:desc>
                </draw:g>
              </table:table-cell>
              <table:table-cell office:value-type="float" office:value="20">
                <text:p>20</text:p>
                <draw:g>
                  <svg:desc>Sheet1.C135:Sheet1.C140</svg:desc>
                </draw:g>
              </table:table-cell>
              <table:table-cell office:value-type="float" office:value="25">
                <text:p>25</text:p>
                <draw:g>
                  <svg:desc>Sheet1.D135:Sheet1.D140</svg:desc>
                </draw:g>
              </table:table-cell>
              <table:table-cell office:value-type="float" office:value="30">
                <text:p>30</text:p>
                <draw:g>
                  <svg:desc>Sheet1.E135:Sheet1.E140</svg:desc>
                </draw:g>
              </table:table-cell>
              <table:table-cell office:value-type="float" office:value="30">
                <text:p>30</text:p>
                <draw:g>
                  <svg:desc>Sheet1.F135:Sheet1.F140</svg:desc>
                </draw:g>
              </table:table-cell>
              <table:table-cell office:value-type="float" office:value="30">
                <text:p>30</text:p>
                <draw:g>
                  <svg:desc>Sheet1.G135:Sheet1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1cm" svg:height="9.026cm" xlink:href=".." xlink:type="simple" chart:class="chart:scatter" chart:style-name="ch1">
        <chart:title svg:x="5.663cm" svg:y="0.316cm" chart:style-name="ch2">
          <text:p>Calculated capacitance</text:p>
        </chart:title>
        <chart:legend chart:legend-position="end" svg:x="12.987cm" svg:y="2.969cm" style:legend-expansion="high" chart:style-name="ch3"/>
        <chart:plot-area chart:style-name="ch4" table:cell-range-address="Sheet1.A158:Sheet1.G164" chart:data-source-has-labels="row" svg:x="1.352cm" svg:y="1.57cm" svg:width="11.094cm" svg:height="6.223cm">
          <chartooo:coordinate-region svg:x="2.159cm" svg:y="1.769cm" svg:width="10.007cm" svg:height="5.377cm"/>
          <chart:axis chart:dimension="x" chart:name="primary-x" chart:style-name="ch5"/>
          <chart:axis chart:dimension="x" chart:name="secondary-x" chart:style-name="ch6">
            <chart:title svg:x="5.385cm" svg:y="7.91cm" chart:style-name="ch7">
              <text:p>Load resistance (10^3 ohms)</text:p>
            </chart:title>
          </chart:axis>
          <chart:axis chart:dimension="y" chart:name="primary-y" chart:style-name="ch5">
            <chart:title svg:x="0.473cm" svg:y="5.982cm" chart:style-name="ch8">
              <text:p>Capacitance (nF)</text:p>
            </chart:title>
            <chart:grid chart:style-name="ch9" chart:class="major"/>
          </chart:axis>
          <chart:series chart:style-name="ch10" chart:values-cell-range-address="Sheet1.B159:Sheet1.B164" chart:label-cell-address="Sheet1.B158:Sheet1.B158" chart:class="chart:scatter">
            <chart:domain table:cell-range-address="Sheet1.A159:Sheet1.A164"/>
            <chart:data-point chart:repeated="6"/>
          </chart:series>
          <chart:series chart:style-name="ch11" chart:values-cell-range-address="Sheet1.C159:Sheet1.C164" chart:label-cell-address="Sheet1.C158:Sheet1.C158" chart:class="chart:scatter">
            <chart:data-point chart:repeated="6"/>
          </chart:series>
          <chart:series chart:style-name="ch12" chart:values-cell-range-address="Sheet1.D159:Sheet1.D164" chart:label-cell-address="Sheet1.D158:Sheet1.D158" chart:class="chart:scatter">
            <chart:data-point chart:repeated="6"/>
          </chart:series>
          <chart:series chart:style-name="ch13" chart:values-cell-range-address="Sheet1.E159:Sheet1.E164" chart:label-cell-address="Sheet1.E158:Sheet1.E158" chart:class="chart:scatter">
            <chart:data-point chart:repeated="6"/>
          </chart:series>
          <chart:series chart:style-name="ch14" chart:values-cell-range-address="Sheet1.F159:Sheet1.F164" chart:label-cell-address="Sheet1.F158:Sheet1.F158" chart:class="chart:scatter">
            <chart:data-point chart:repeated="6"/>
          </chart:series>
          <chart:series chart:style-name="ch15" chart:values-cell-range-address="Sheet1.G159:Sheet1.G164" chart:label-cell-address="Sheet1.G158:Sheet1.G158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58:Sheet1.B158</svg:desc>
                </draw:g>
              </table:table-cell>
              <table:table-cell office:value-type="string">
                <text:p>100 gf Impact</text:p>
                <draw:g>
                  <svg:desc>Sheet1.C158:Sheet1.C158</svg:desc>
                </draw:g>
              </table:table-cell>
              <table:table-cell office:value-type="string">
                <text:p>250 gf Impact</text:p>
                <draw:g>
                  <svg:desc>Sheet1.D158:Sheet1.D158</svg:desc>
                </draw:g>
              </table:table-cell>
              <table:table-cell office:value-type="string">
                <text:p>500 gf Impact</text:p>
                <draw:g>
                  <svg:desc>Sheet1.E158:Sheet1.E158</svg:desc>
                </draw:g>
              </table:table-cell>
              <table:table-cell office:value-type="string">
                <text:p>1000 gf Impact</text:p>
                <draw:g>
                  <svg:desc>Sheet1.F158:Sheet1.F158</svg:desc>
                </draw:g>
              </table:table-cell>
              <table:table-cell office:value-type="string">
                <text:p>2000 gf Impact</text:p>
                <draw:g>
                  <svg:desc>Sheet1.G158:Sheet1.G1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59:Sheet1.A164</svg:desc>
                </draw:g>
              </table:table-cell>
              <table:table-cell office:value-type="float" office:value="33.3333333333333">
                <text:p>33.3333333333333</text:p>
                <draw:g>
                  <svg:desc>Sheet1.B159:Sheet1.B164</svg:desc>
                </draw:g>
              </table:table-cell>
              <table:table-cell office:value-type="float" office:value="36.3636363636364">
                <text:p>36.3636363636364</text:p>
                <draw:g>
                  <svg:desc>Sheet1.C159:Sheet1.C164</svg:desc>
                </draw:g>
              </table:table-cell>
              <table:table-cell office:value-type="float" office:value="45.4545454545455">
                <text:p>45.4545454545455</text:p>
                <draw:g>
                  <svg:desc>Sheet1.D159:Sheet1.D164</svg:desc>
                </draw:g>
              </table:table-cell>
              <table:table-cell office:value-type="float" office:value="54.5454545454545">
                <text:p>54.5454545454545</text:p>
                <draw:g>
                  <svg:desc>Sheet1.E159:Sheet1.E164</svg:desc>
                </draw:g>
              </table:table-cell>
              <table:table-cell office:value-type="float" office:value="54.5454545454545">
                <text:p>54.5454545454545</text:p>
                <draw:g>
                  <svg:desc>Sheet1.F159:Sheet1.F164</svg:desc>
                </draw:g>
              </table:table-cell>
              <table:table-cell office:value-type="float" office:value="54.5454545454545">
                <text:p>54.5454545454545</text:p>
                <draw:g>
                  <svg:desc>Sheet1.G159:Sheet1.G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